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6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0.1 eV - interpol</text:p>
          </table:table-cell>
          <table:table-cell table:style-name="ce2" office:value-type="string" calcext:value-type="string">
            <text:p>1 eV - interpol</text:p>
          </table:table-cell>
          <table:table-cell table:style-name="ce2" office:value-type="string" calcext:value-type="string">
            <text:p>5 eV - interpol</text:p>
          </table:table-cell>
          <table:table-cell table:style-name="ce2" office:value-type="string" calcext:value-type="string">
            <text:p>10 eV - interpol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900" calcext:value-type="float">
            <text:p>1900</text:p>
          </table:table-cell>
          <table:table-cell office:value-type="float" office:value="1550" calcext:value-type="float">
            <text:p>1550</text:p>
          </table:table-cell>
          <table:table-cell office:value-type="float" office:value="1150" calcext:value-type="float">
            <text:p>1150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850" calcext:value-type="float">
            <text:p>850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550" calcext:value-type="float">
            <text:p>550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250" calcext:value-type="float">
            <text:p>1250</text:p>
          </table:table-cell>
          <table:table-cell office:value-type="float" office:value="1000" calcext:value-type="float">
            <text:p>1000</text:p>
          </table:table-cell>
          <table:table-cell office:value-type="float" office:value="275" calcext:value-type="float">
            <text:p>27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88.63012054121" calcext:value-type="float">
            <text:p>1088.63012054121</text:p>
          </table:table-cell>
          <table:table-cell office:value-type="float" office:value="850" calcext:value-type="float">
            <text:p>850</text:p>
          </table:table-cell>
          <table:table-cell office:value-type="float" office:value="174.082878599426" calcext:value-type="float">
            <text:p>174.082878599426</text:p>
          </table:table-cell>
          <table:table-cell office:value-type="float" office:value="967.8847129666" calcext:value-type="float">
            <text:p>967.884712966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951.698160061225" calcext:value-type="float">
            <text:p>951.698160061225</text:p>
          </table:table-cell>
          <table:table-cell office:value-type="float" office:value="750" calcext:value-type="float">
            <text:p>750</text:p>
          </table:table-cell>
          <table:table-cell office:value-type="float" office:value="498.294119225934" calcext:value-type="float">
            <text:p>498.294119225934</text:p>
          </table:table-cell>
          <table:table-cell office:value-type="float" office:value="777.627937407213" calcext:value-type="float">
            <text:p>777.62793740721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921.701440004373" calcext:value-type="float">
            <text:p>921.701440004373</text:p>
          </table:table-cell>
          <table:table-cell office:value-type="float" office:value="700" calcext:value-type="float">
            <text:p>700</text:p>
          </table:table-cell>
          <table:table-cell office:value-type="float" office:value="517.538365658995" calcext:value-type="float">
            <text:p>517.538365658995</text:p>
          </table:table-cell>
          <table:table-cell office:value-type="float" office:value="730.063743517366" calcext:value-type="float">
            <text:p>730.063743517366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742.385977367774" calcext:value-type="float">
            <text:p>742.385977367774</text:p>
          </table:table-cell>
          <table:table-cell office:value-type="float" office:value="513.839091923534" calcext:value-type="float">
            <text:p>513.839091923534</text:p>
          </table:table-cell>
          <table:table-cell office:value-type="float" office:value="302.325018286183" calcext:value-type="float">
            <text:p>302.325018286183</text:p>
          </table:table-cell>
          <table:table-cell office:value-type="float" office:value="373.332289343515" calcext:value-type="float">
            <text:p>373.332289343515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609.972414760148" calcext:value-type="float">
            <text:p>609.972414760148</text:p>
          </table:table-cell>
          <table:table-cell office:value-type="float" office:value="116.43556052175" calcext:value-type="float">
            <text:p>116.43556052175</text:p>
          </table:table-cell>
          <table:table-cell office:value-type="float" office:value="210.911511808118" calcext:value-type="float">
            <text:p>210.911511808118</text:p>
          </table:table-cell>
          <table:table-cell office:value-type="float" office:value="255.946530254538" calcext:value-type="float">
            <text:p>255.94653025453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493.042228372284" calcext:value-type="float">
            <text:p>493.042228372284</text:p>
          </table:table-cell>
          <table:table-cell office:value-type="float" office:value="107.546786023135" calcext:value-type="float">
            <text:p>107.546786023135</text:p>
          </table:table-cell>
          <table:table-cell office:value-type="float" office:value="189.534320910209" calcext:value-type="float">
            <text:p>189.534320910209</text:p>
          </table:table-cell>
          <table:table-cell office:value-type="float" office:value="218.518926491157" calcext:value-type="float">
            <text:p>218.51892649115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91.992414514145" calcext:value-type="float">
            <text:p>391.992414514145</text:p>
          </table:table-cell>
          <table:table-cell office:value-type="float" office:value="139.535827334495" calcext:value-type="float">
            <text:p>139.535827334495</text:p>
          </table:table-cell>
          <table:table-cell office:value-type="float" office:value="134.071950799508" calcext:value-type="float">
            <text:p>134.071950799508</text:p>
          </table:table-cell>
          <table:table-cell office:value-type="float" office:value="177.688813294741" calcext:value-type="float">
            <text:p>177.68881329474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88.740710425977" calcext:value-type="float">
            <text:p>288.740710425977</text:p>
          </table:table-cell>
          <table:table-cell office:value-type="float" office:value="122.441712259917" calcext:value-type="float">
            <text:p>122.441712259917</text:p>
          </table:table-cell>
          <table:table-cell office:value-type="float" office:value="82.545760579722" calcext:value-type="float">
            <text:p>82.545760579722</text:p>
          </table:table-cell>
          <table:table-cell office:value-type="float" office:value="123.248662366186" calcext:value-type="float">
            <text:p>123.24866236618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95.168565413472" calcext:value-type="float">
            <text:p>195.168565413472</text:p>
          </table:table-cell>
          <table:table-cell office:value-type="float" office:value="54.3277766052713" calcext:value-type="float">
            <text:p>54.3277766052713</text:p>
          </table:table-cell>
          <table:table-cell office:value-type="float" office:value="60.9893136156779" calcext:value-type="float">
            <text:p>60.9893136156779</text:p>
          </table:table-cell>
          <table:table-cell office:value-type="float" office:value="55.1984737054926" calcext:value-type="float">
            <text:p>55.198473705492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26.609127465049" calcext:value-type="float">
            <text:p>126.609127465049</text:p>
          </table:table-cell>
          <table:table-cell office:value-type="float" office:value="51.0650656235665" calcext:value-type="float">
            <text:p>51.0650656235665</text:p>
          </table:table-cell>
          <table:table-cell office:value-type="float" office:value="41.3913831823214" calcext:value-type="float">
            <text:p>41.3913831823214</text:p>
          </table:table-cell>
          <table:table-cell office:value-type="float" office:value="42.9184181427453" calcext:value-type="float">
            <text:p>42.918418142745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74.7079465786561" calcext:value-type="float">
            <text:p>74.7079465786561</text:p>
          </table:table-cell>
          <table:table-cell office:value-type="float" office:value="51.8926356247258" calcext:value-type="float">
            <text:p>51.8926356247258</text:p>
          </table:table-cell>
          <table:table-cell office:value-type="float" office:value="42.7006799762207" calcext:value-type="float">
            <text:p>42.7006799762207</text:p>
          </table:table-cell>
          <table:table-cell office:value-type="float" office:value="38.4792764766974" calcext:value-type="float">
            <text:p>38.479276476697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41.7853576401132" calcext:value-type="float">
            <text:p>41.7853576401132</text:p>
          </table:table-cell>
          <table:table-cell office:value-type="float" office:value="37.7132477811684" calcext:value-type="float">
            <text:p>37.7132477811684</text:p>
          </table:table-cell>
          <table:table-cell office:value-type="float" office:value="32.4953528555615" calcext:value-type="float">
            <text:p>32.4953528555615</text:p>
          </table:table-cell>
          <table:table-cell office:value-type="float" office:value="31.6392304746231" calcext:value-type="float">
            <text:p>31.639230474623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7.45187" calcext:value-type="float">
            <text:p>17.45187</text:p>
          </table:table-cell>
          <table:table-cell office:value-type="float" office:value="27.2402104356151" calcext:value-type="float">
            <text:p>27.2402104356151</text:p>
          </table:table-cell>
          <table:table-cell office:value-type="float" office:value="23.57211" calcext:value-type="float">
            <text:p>23.57211</text:p>
          </table:table-cell>
          <table:table-cell office:value-type="float" office:value="19.0040075965379" calcext:value-type="float">
            <text:p>19.0040075965379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8.77511299999999" calcext:value-type="float">
            <text:p>8.77511299999999</text:p>
          </table:table-cell>
          <table:table-cell office:value-type="float" office:value="23.2524758276825" calcext:value-type="float">
            <text:p>23.2524758276825</text:p>
          </table:table-cell>
          <table:table-cell office:value-type="float" office:value="19.96547" calcext:value-type="float">
            <text:p>19.96547</text:p>
          </table:table-cell>
          <table:table-cell office:value-type="float" office:value="15.3417572636485" calcext:value-type="float">
            <text:p>15.341757263648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8.079655" calcext:value-type="float">
            <text:p>8.079655</text:p>
          </table:table-cell>
          <table:table-cell office:value-type="float" office:value="22.954527682489" calcext:value-type="float">
            <text:p>22.954527682489</text:p>
          </table:table-cell>
          <table:table-cell office:value-type="float" office:value="13.6497" calcext:value-type="float">
            <text:p>13.6497</text:p>
          </table:table-cell>
          <table:table-cell office:value-type="float" office:value="17.5837150389455" calcext:value-type="float">
            <text:p>17.583715038945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1.9489718327183" calcext:value-type="float">
            <text:p>11.9489718327183</text:p>
          </table:table-cell>
          <table:table-cell office:value-type="float" office:value="20.7099376545672" calcext:value-type="float">
            <text:p>20.7099376545672</text:p>
          </table:table-cell>
          <table:table-cell office:value-type="float" office:value="13.7779499384994" calcext:value-type="float">
            <text:p>13.7779499384994</text:p>
          </table:table-cell>
          <table:table-cell office:value-type="float" office:value="14.8236301065246" calcext:value-type="float">
            <text:p>14.8236301065246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6.8094768082664" calcext:value-type="float">
            <text:p>16.8094768082664</text:p>
          </table:table-cell>
          <table:table-cell office:value-type="float" office:value="14.8367524930195" calcext:value-type="float">
            <text:p>14.8367524930195</text:p>
          </table:table-cell>
          <table:table-cell office:value-type="float" office:value="11.5681631458094" calcext:value-type="float">
            <text:p>11.5681631458094</text:p>
          </table:table-cell>
          <table:table-cell office:value-type="float" office:value="14.050881386803" calcext:value-type="float">
            <text:p>14.050881386803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9.0365275522755" calcext:value-type="float">
            <text:p>19.0365275522755</text:p>
          </table:table-cell>
          <table:table-cell office:value-type="float" office:value="10.8902016753091" calcext:value-type="float">
            <text:p>10.8902016753091</text:p>
          </table:table-cell>
          <table:table-cell office:value-type="float" office:value="13.3429231652317" calcext:value-type="float">
            <text:p>13.3429231652317</text:p>
          </table:table-cell>
          <table:table-cell office:value-type="float" office:value="8.72215402037145" calcext:value-type="float">
            <text:p>8.7221540203714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8.4092439114391" calcext:value-type="float">
            <text:p>18.4092439114391</text:p>
          </table:table-cell>
          <table:table-cell office:value-type="float" office:value="11.105919266055" calcext:value-type="float">
            <text:p>11.105919266055</text:p>
          </table:table-cell>
          <table:table-cell office:value-type="float" office:value="11.6763856498565" calcext:value-type="float">
            <text:p>11.6763856498565</text:p>
          </table:table-cell>
          <table:table-cell office:value-type="float" office:value="7.42894181954362" calcext:value-type="float">
            <text:p>7.4289418195436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5.6536792537925" calcext:value-type="float">
            <text:p>15.6536792537925</text:p>
          </table:table-cell>
          <table:table-cell office:value-type="float" office:value="9.975553160415" calcext:value-type="float">
            <text:p>9.975553160415</text:p>
          </table:table-cell>
          <table:table-cell office:value-type="float" office:value="8.35764421484215" calcext:value-type="float">
            <text:p>8.35764421484215</text:p>
          </table:table-cell>
          <table:table-cell office:value-type="float" office:value="6.41295839716383" calcext:value-type="float">
            <text:p>6.41295839716383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2.1595544895449" calcext:value-type="float">
            <text:p>12.1595544895449</text:p>
          </table:table-cell>
          <table:table-cell office:value-type="float" office:value="8.14040266453929" calcext:value-type="float">
            <text:p>8.14040266453929</text:p>
          </table:table-cell>
          <table:table-cell office:value-type="float" office:value="8.42665801558015" calcext:value-type="float">
            <text:p>8.42665801558015</text:p>
          </table:table-cell>
          <table:table-cell office:value-type="float" office:value="7.78907527240774" calcext:value-type="float">
            <text:p>7.7890752724077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8.90454007380073" calcext:value-type="float">
            <text:p>8.90454007380073</text:p>
          </table:table-cell>
          <table:table-cell office:value-type="float" office:value="8.31570731152772" calcext:value-type="float">
            <text:p>8.31570731152772</text:p>
          </table:table-cell>
          <table:table-cell office:value-type="float" office:value="5.85413771217711" calcext:value-type="float">
            <text:p>5.85413771217711</text:p>
          </table:table-cell>
          <table:table-cell office:value-type="float" office:value="6.51211394141146" calcext:value-type="float">
            <text:p>6.51211394141146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7.2424055801558" calcext:value-type="float">
            <text:p>7.2424055801558</text:p>
          </table:table-cell>
          <table:table-cell office:value-type="float" office:value="8.84637" calcext:value-type="float">
            <text:p>8.84637</text:p>
          </table:table-cell>
          <table:table-cell office:value-type="float" office:value="5.54134560885609" calcext:value-type="float">
            <text:p>5.54134560885609</text:p>
          </table:table-cell>
          <table:table-cell office:value-type="float" office:value="8.27345833433193" calcext:value-type="float">
            <text:p>8.27345833433193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6.50006" calcext:value-type="float">
            <text:p>6.50006</text:p>
          </table:table-cell>
          <table:table-cell office:value-type="float" office:value="7.68642094036697" calcext:value-type="float">
            <text:p>7.68642094036697</text:p>
          </table:table-cell>
          <table:table-cell office:value-type="float" office:value="5.068464" calcext:value-type="float">
            <text:p>5.068464</text:p>
          </table:table-cell>
          <table:table-cell office:value-type="float" office:value="6.79856663027559" calcext:value-type="float">
            <text:p>6.79856663027559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6.67281689626896" calcext:value-type="float">
            <text:p>6.67281689626896</text:p>
          </table:table-cell>
          <table:table-cell office:value-type="float" office:value="6.73099433885121" calcext:value-type="float">
            <text:p>6.73099433885121</text:p>
          </table:table-cell>
          <table:table-cell office:value-type="float" office:value="5.55365919639196" calcext:value-type="float">
            <text:p>5.55365919639196</text:p>
          </table:table-cell>
          <table:table-cell office:value-type="float" office:value="5.36646298412064" calcext:value-type="float">
            <text:p>5.36646298412064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7.14730477452856" calcext:value-type="float">
            <text:p>7.14730477452856</text:p>
          </table:table-cell>
          <table:table-cell office:value-type="float" office:value="6.09988134024731" calcext:value-type="float">
            <text:p>6.09988134024731</text:p>
          </table:table-cell>
          <table:table-cell office:value-type="float" office:value="6.73844298442197" calcext:value-type="float">
            <text:p>6.73844298442197</text:p>
          </table:table-cell>
          <table:table-cell office:value-type="float" office:value="4.10703381266227" calcext:value-type="float">
            <text:p>4.10703381266227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7.71322911923897" calcext:value-type="float">
            <text:p>7.71322911923897</text:p>
          </table:table-cell>
          <table:table-cell office:value-type="float" office:value="5.91302123919692" calcext:value-type="float">
            <text:p>5.91302123919692</text:p>
          </table:table-cell>
          <table:table-cell office:value-type="float" office:value="4.56994081351485" calcext:value-type="float">
            <text:p>4.56994081351485</text:p>
          </table:table-cell>
          <table:table-cell office:value-type="float" office:value="3.62503365553603" calcext:value-type="float">
            <text:p>3.62503365553603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8.08343228782288" calcext:value-type="float">
            <text:p>8.08343228782288</text:p>
          </table:table-cell>
          <table:table-cell office:value-type="float" office:value="6.3998769126446" calcext:value-type="float">
            <text:p>6.3998769126446</text:p>
          </table:table-cell>
          <table:table-cell office:value-type="float" office:value="4.53046811808118" calcext:value-type="float">
            <text:p>4.53046811808118</text:p>
          </table:table-cell>
          <table:table-cell office:value-type="float" office:value="3.8370981645696" calcext:value-type="float">
            <text:p>3.8370981645696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8.30650543665437" calcext:value-type="float">
            <text:p>8.30650543665437</text:p>
          </table:table-cell>
          <table:table-cell office:value-type="float" office:value="6.34163538093339" calcext:value-type="float">
            <text:p>6.34163538093339</text:p>
          </table:table-cell>
          <table:table-cell office:value-type="float" office:value="4.28503264862649" calcext:value-type="float">
            <text:p>4.28503264862649</text:p>
          </table:table-cell>
          <table:table-cell office:value-type="float" office:value="4.26123437387657" calcext:value-type="float">
            <text:p>4.26123437387657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8.37372549815498" calcext:value-type="float">
            <text:p>8.37372549815498</text:p>
          </table:table-cell>
          <table:table-cell office:value-type="float" office:value="5.16169578779419" calcext:value-type="float">
            <text:p>5.16169578779419</text:p>
          </table:table-cell>
          <table:table-cell office:value-type="float" office:value="2.86014711767118" calcext:value-type="float">
            <text:p>2.86014711767118</text:p>
          </table:table-cell>
          <table:table-cell office:value-type="float" office:value="4.06522093378608" calcext:value-type="float">
            <text:p>4.06522093378608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8.13919478517547" calcext:value-type="float">
            <text:p>8.13919478517547</text:p>
          </table:table-cell>
          <table:table-cell office:value-type="float" office:value="3.76288114080574" calcext:value-type="float">
            <text:p>3.76288114080574</text:p>
          </table:table-cell>
          <table:table-cell office:value-type="float" office:value="2.76112278779928" calcext:value-type="float">
            <text:p>2.76112278779928</text:p>
          </table:table-cell>
          <table:table-cell office:value-type="float" office:value="4.91005942084941" calcext:value-type="float">
            <text:p>4.91005942084941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7.72289003690037" calcext:value-type="float">
            <text:p>7.72289003690037</text:p>
          </table:table-cell>
          <table:table-cell office:value-type="float" office:value="3.83846888113283" calcext:value-type="float">
            <text:p>3.83846888113283</text:p>
          </table:table-cell>
          <table:table-cell office:value-type="float" office:value="2.51555850348504" calcext:value-type="float">
            <text:p>2.51555850348504</text:p>
          </table:table-cell>
          <table:table-cell office:value-type="float" office:value="4.73897527922026" calcext:value-type="float">
            <text:p>4.73897527922026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6.86990893808938" calcext:value-type="float">
            <text:p>6.86990893808938</text:p>
          </table:table-cell>
          <table:table-cell office:value-type="float" office:value="4.15311964100519" calcext:value-type="float">
            <text:p>4.15311964100519</text:p>
          </table:table-cell>
          <table:table-cell office:value-type="float" office:value="2.86445724887249" calcext:value-type="float">
            <text:p>2.86445724887249</text:p>
          </table:table-cell>
          <table:table-cell office:value-type="float" office:value="4.15259738845616" calcext:value-type="float">
            <text:p>4.15259738845616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5.93805858138582" calcext:value-type="float">
            <text:p>5.93805858138582</text:p>
          </table:table-cell>
          <table:table-cell office:value-type="float" office:value="3.81830889509374" calcext:value-type="float">
            <text:p>3.81830889509374</text:p>
          </table:table-cell>
          <table:table-cell office:value-type="float" office:value="3.34253117261173" calcext:value-type="float">
            <text:p>3.34253117261173</text:p>
          </table:table-cell>
          <table:table-cell office:value-type="float" office:value="4.55992313241462" calcext:value-type="float">
            <text:p>4.55992313241462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5.04604280677781" calcext:value-type="float">
            <text:p>5.04604280677781</text:p>
          </table:table-cell>
          <table:table-cell office:value-type="float" office:value="3.45917132296237" calcext:value-type="float">
            <text:p>3.45917132296237</text:p>
          </table:table-cell>
          <table:table-cell office:value-type="float" office:value="2.57999532659196" calcext:value-type="float">
            <text:p>2.57999532659196</text:p>
          </table:table-cell>
          <table:table-cell office:value-type="float" office:value="4.96724887637308" calcext:value-type="float">
            <text:p>4.96724887637308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4.34866236162362" calcext:value-type="float">
            <text:p>4.34866236162362</text:p>
          </table:table-cell>
          <table:table-cell office:value-type="float" office:value="3.30671650578381" calcext:value-type="float">
            <text:p>3.30671650578381</text:p>
          </table:table-cell>
          <table:table-cell office:value-type="float" office:value="3.2440798195982" calcext:value-type="float">
            <text:p>3.2440798195982</text:p>
          </table:table-cell>
          <table:table-cell office:value-type="float" office:value="2.96640197323747" calcext:value-type="float">
            <text:p>2.96640197323747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4.076733" calcext:value-type="float">
            <text:p>4.076733</text:p>
          </table:table-cell>
          <table:table-cell office:value-type="float" office:value="2.92497510969286" calcext:value-type="float">
            <text:p>2.92497510969286</text:p>
          </table:table-cell>
          <table:table-cell office:value-type="float" office:value="3.28739200000001" calcext:value-type="float">
            <text:p>3.28739200000001</text:p>
          </table:table-cell>
          <table:table-cell office:value-type="float" office:value="2.37477920611145" calcext:value-type="float">
            <text:p>2.3747792061114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4.22111575926533" calcext:value-type="float">
            <text:p>4.22111575926533</text:p>
          </table:table-cell>
          <table:table-cell office:value-type="float" office:value="2.65166577981651" calcext:value-type="float">
            <text:p>2.65166577981651</text:p>
          </table:table-cell>
          <table:table-cell office:value-type="float" office:value="1.97993102000656" calcext:value-type="float">
            <text:p>1.97993102000656</text:p>
          </table:table-cell>
          <table:table-cell office:value-type="float" office:value="1.85760824545637" calcext:value-type="float">
            <text:p>1.85760824545637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4.6840110701107" calcext:value-type="float">
            <text:p>4.6840110701107</text:p>
          </table:table-cell>
          <table:table-cell office:value-type="float" office:value="2.62151858496211" calcext:value-type="float">
            <text:p>2.62151858496211</text:p>
          </table:table-cell>
          <table:table-cell office:value-type="float" office:value="2.28428840098401" calcext:value-type="float">
            <text:p>2.28428840098401</text:p>
          </table:table-cell>
          <table:table-cell office:value-type="float" office:value="2.36478939362467" calcext:value-type="float">
            <text:p>2.36478939362467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5.39973627716277" calcext:value-type="float">
            <text:p>5.39973627716277</text:p>
          </table:table-cell>
          <table:table-cell office:value-type="float" office:value="2.73843680494615" calcext:value-type="float">
            <text:p>2.73843680494615</text:p>
          </table:table-cell>
          <table:table-cell office:value-type="float" office:value="2.03748587125872" calcext:value-type="float">
            <text:p>2.03748587125872</text:p>
          </table:table-cell>
          <table:table-cell office:value-type="float" office:value="1.31177066629384" calcext:value-type="float">
            <text:p>1.31177066629384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5.9399573189396" calcext:value-type="float">
            <text:p>5.9399573189396</text:p>
          </table:table-cell>
          <table:table-cell office:value-type="float" office:value="3.27207412445154" calcext:value-type="float">
            <text:p>3.27207412445154</text:p>
          </table:table-cell>
          <table:table-cell office:value-type="float" office:value="1.51577139655644" calcext:value-type="float">
            <text:p>1.51577139655644</text:p>
          </table:table-cell>
          <table:table-cell office:value-type="float" office:value="1.61762670208516" calcext:value-type="float">
            <text:p>1.61762670208516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6.11036590405904" calcext:value-type="float">
            <text:p>6.11036590405904</text:p>
          </table:table-cell>
          <table:table-cell office:value-type="float" office:value="3.50610721579577" calcext:value-type="float">
            <text:p>3.50610721579577</text:p>
          </table:table-cell>
          <table:table-cell office:value-type="float" office:value="1.49480487084871" calcext:value-type="float">
            <text:p>1.49480487084871</text:p>
          </table:table-cell>
          <table:table-cell office:value-type="float" office:value="1.00373668963451" calcext:value-type="float">
            <text:p>1.00373668963451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5.83888120131201" calcext:value-type="float">
            <text:p>5.83888120131201</text:p>
          </table:table-cell>
          <table:table-cell office:value-type="float" office:value="2.87513244714799" calcext:value-type="float">
            <text:p>2.87513244714799</text:p>
          </table:table-cell>
          <table:table-cell office:value-type="float" office:value="1.39492518860189" calcext:value-type="float">
            <text:p>1.39492518860189</text:p>
          </table:table-cell>
          <table:table-cell office:value-type="float" office:value="1.03235735769922" calcext:value-type="float">
            <text:p>1.03235735769922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5.11528335155823" calcext:value-type="float">
            <text:p>5.11528335155823</text:p>
          </table:table-cell>
          <table:table-cell office:value-type="float" office:value="2.09044494415636" calcext:value-type="float">
            <text:p>2.09044494415636</text:p>
          </table:table-cell>
          <table:table-cell office:value-type="float" office:value="1.93554880535812" calcext:value-type="float">
            <text:p>1.93554880535812</text:p>
          </table:table-cell>
          <table:table-cell office:value-type="float" office:value="1.10132080886759" calcext:value-type="float">
            <text:p>1.10132080886759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.17120675686756" calcext:value-type="float">
            <text:p>4.17120675686756</text:p>
          </table:table-cell>
          <table:table-cell office:value-type="float" office:value="2.1980550126313" calcext:value-type="float">
            <text:p>2.1980550126313</text:p>
          </table:table-cell>
          <table:table-cell office:value-type="float" office:value="1.91467994874948" calcext:value-type="float">
            <text:p>1.91467994874948</text:p>
          </table:table-cell>
          <table:table-cell office:value-type="float" office:value="0.872802690832835" calcext:value-type="float">
            <text:p>0.872802690832835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3.32648376793768" calcext:value-type="float">
            <text:p>3.32648376793768</text:p>
          </table:table-cell>
          <table:table-cell office:value-type="float" office:value="3.14680883526127" calcext:value-type="float">
            <text:p>3.14680883526127</text:p>
          </table:table-cell>
          <table:table-cell office:value-type="float" office:value="1.50561093070931" calcext:value-type="float">
            <text:p>1.50561093070931</text:p>
          </table:table-cell>
          <table:table-cell office:value-type="float" office:value="0.839761605052926" calcext:value-type="float">
            <text:p>0.839761605052926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2.69379653956539" calcext:value-type="float">
            <text:p>2.69379653956539</text:p>
          </table:table-cell>
          <table:table-cell office:value-type="float" office:value="3.10218054248105" calcext:value-type="float">
            <text:p>3.10218054248105</text:p>
          </table:table-cell>
          <table:table-cell office:value-type="float" office:value="2.18805417384174" calcext:value-type="float">
            <text:p>2.18805417384174</text:p>
          </table:table-cell>
          <table:table-cell office:value-type="float" office:value="0.796060988416989" calcext:value-type="float">
            <text:p>0.796060988416989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2.53822969826173" calcext:value-type="float">
            <text:p>2.53822969826173</text:p>
          </table:table-cell>
          <table:table-cell office:value-type="float" office:value="2.08282306475203" calcext:value-type="float">
            <text:p>2.08282306475203</text:p>
          </table:table-cell>
          <table:table-cell office:value-type="float" office:value="2.26938203345359" calcext:value-type="float">
            <text:p>2.26938203345359</text:p>
          </table:table-cell>
          <table:table-cell office:value-type="float" office:value="0.734487321749551" calcext:value-type="float">
            <text:p>0.734487321749551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2.74783626076261" calcext:value-type="float">
            <text:p>2.74783626076261</text:p>
          </table:table-cell>
          <table:table-cell office:value-type="float" office:value="1.64195261069007" calcext:value-type="float">
            <text:p>1.64195261069007</text:p>
          </table:table-cell>
          <table:table-cell office:value-type="float" office:value="1.40854986469865" calcext:value-type="float">
            <text:p>1.40854986469865</text:p>
          </table:table-cell>
          <table:table-cell office:value-type="float" office:value="0.720585451035218" calcext:value-type="float">
            <text:p>0.720585451035218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3.138367699877" calcext:value-type="float">
            <text:p>3.138367699877</text:p>
          </table:table-cell>
          <table:table-cell office:value-type="float" office:value="1.58805255604308" calcext:value-type="float">
            <text:p>1.58805255604308</text:p>
          </table:table-cell>
          <table:table-cell office:value-type="float" office:value="1.7122467896679" calcext:value-type="float">
            <text:p>1.7122467896679</text:p>
          </table:table-cell>
          <table:table-cell office:value-type="float" office:value="0.675463802508588" calcext:value-type="float">
            <text:p>0.675463802508588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3.56930907339073" calcext:value-type="float">
            <text:p>3.56930907339073</text:p>
          </table:table-cell>
          <table:table-cell office:value-type="float" office:value="1.56408765775828" calcext:value-type="float">
            <text:p>1.56408765775828</text:p>
          </table:table-cell>
          <table:table-cell office:value-type="float" office:value="1.67888936859369" calcext:value-type="float">
            <text:p>1.67888936859369</text:p>
          </table:table-cell>
          <table:table-cell office:value-type="float" office:value="0.64617781305638" calcext:value-type="float">
            <text:p>0.64617781305638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3.83385905289053" calcext:value-type="float">
            <text:p>3.83385905289053</text:p>
          </table:table-cell>
          <table:table-cell office:value-type="float" office:value="1.52089055743917" calcext:value-type="float">
            <text:p>1.52089055743917</text:p>
          </table:table-cell>
          <table:table-cell office:value-type="float" office:value="1.02952550799508" calcext:value-type="float">
            <text:p>1.02952550799508</text:p>
          </table:table-cell>
          <table:table-cell office:value-type="float" office:value="0.625220839762611" calcext:value-type="float">
            <text:p>0.625220839762611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.88424001913091" calcext:value-type="float">
            <text:p>3.88424001913091</text:p>
          </table:table-cell>
          <table:table-cell office:value-type="float" office:value="1.52336055311794" calcext:value-type="float">
            <text:p>1.52336055311794</text:p>
          </table:table-cell>
          <table:table-cell office:value-type="float" office:value="1.0036513194862" calcext:value-type="float">
            <text:p>1.0036513194862</text:p>
          </table:table-cell>
          <table:table-cell office:value-type="float" office:value="0.599437617974323" calcext:value-type="float">
            <text:p>0.599437617974323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3.71192511341897" calcext:value-type="float">
            <text:p>3.71192511341897</text:p>
          </table:table-cell>
          <table:table-cell office:value-type="float" office:value="1.64191520143598" calcext:value-type="float">
            <text:p>1.64191520143598</text:p>
          </table:table-cell>
          <table:table-cell office:value-type="float" office:value="1.03250229188303" calcext:value-type="float">
            <text:p>1.03250229188303</text:p>
          </table:table-cell>
          <table:table-cell office:value-type="float" office:value="0.574163823955718" calcext:value-type="float">
            <text:p>0.574163823955718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3.29710725811741" calcext:value-type="float">
            <text:p>3.29710725811741</text:p>
          </table:table-cell>
          <table:table-cell office:value-type="float" office:value="1.83541" calcext:value-type="float">
            <text:p>1.83541</text:p>
          </table:table-cell>
          <table:table-cell office:value-type="float" office:value="0.899885856018367" calcext:value-type="float">
            <text:p>0.899885856018367</text:p>
          </table:table-cell>
          <table:table-cell office:value-type="float" office:value="0.552870169538918" calcext:value-type="float">
            <text:p>0.552870169538918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2.90097026240262" calcext:value-type="float">
            <text:p>2.90097026240262</text:p>
          </table:table-cell>
          <table:table-cell office:value-type="float" office:value="1.7521525129637" calcext:value-type="float">
            <text:p>1.7521525129637</text:p>
          </table:table-cell>
          <table:table-cell office:value-type="float" office:value="0.903004290487904" calcext:value-type="float">
            <text:p>0.903004290487904</text:p>
          </table:table-cell>
          <table:table-cell office:value-type="float" office:value="0.532162543825611" calcext:value-type="float">
            <text:p>0.532162543825611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2.48254851558228" calcext:value-type="float">
            <text:p>2.48254851558228</text:p>
          </table:table-cell>
          <table:table-cell office:value-type="float" office:value="1.31280509174312" calcext:value-type="float">
            <text:p>1.31280509174312</text:p>
          </table:table-cell>
          <table:table-cell office:value-type="float" office:value="0.771461582012029" calcext:value-type="float">
            <text:p>0.771461582012029</text:p>
          </table:table-cell>
          <table:table-cell office:value-type="float" office:value="0.512243575553527" calcext:value-type="float">
            <text:p>0.512243575553527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.14499313653136" calcext:value-type="float">
            <text:p>2.14499313653136</text:p>
          </table:table-cell>
          <table:table-cell office:value-type="float" office:value="1.36366380401542" calcext:value-type="float">
            <text:p>1.36366380401542</text:p>
          </table:table-cell>
          <table:table-cell office:value-type="float" office:value="1.01562757195572" calcext:value-type="float">
            <text:p>1.01562757195572</text:p>
          </table:table-cell>
          <table:table-cell office:value-type="float" office:value="0.494934452553495" calcext:value-type="float">
            <text:p>0.494934452553495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1.96754272712365" calcext:value-type="float">
            <text:p>1.96754272712365</text:p>
          </table:table-cell>
          <table:table-cell office:value-type="float" office:value="1.95393776226566" calcext:value-type="float">
            <text:p>1.95393776226566</text:p>
          </table:table-cell>
          <table:table-cell office:value-type="float" office:value="1.35338937028534" calcext:value-type="float">
            <text:p>1.35338937028534</text:p>
          </table:table-cell>
          <table:table-cell office:value-type="float" office:value="0.478888232867332" calcext:value-type="float">
            <text:p>0.478888232867332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1.90820730075435" calcext:value-type="float">
            <text:p>1.90820730075435</text:p>
          </table:table-cell>
          <table:table-cell office:value-type="float" office:value="2.07663106102912" calcext:value-type="float">
            <text:p>2.07663106102912</text:p>
          </table:table-cell>
          <table:table-cell office:value-type="float" office:value="0.932393229911446" calcext:value-type="float">
            <text:p>0.932393229911446</text:p>
          </table:table-cell>
          <table:table-cell office:value-type="float" office:value="0.461413115156357" calcext:value-type="float">
            <text:p>0.461413115156357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1.93989527063969" calcext:value-type="float">
            <text:p>1.93989527063969</text:p>
          </table:table-cell>
          <table:table-cell office:value-type="float" office:value="1.58508654099342" calcext:value-type="float">
            <text:p>1.58508654099342</text:p>
          </table:table-cell>
          <table:table-cell office:value-type="float" office:value="1.17174542646254" calcext:value-type="float">
            <text:p>1.17174542646254</text:p>
          </table:table-cell>
          <table:table-cell office:value-type="float" office:value="0.444355920711005" calcext:value-type="float">
            <text:p>0.444355920711005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.04243889708897" calcext:value-type="float">
            <text:p>2.04243889708897</text:p>
          </table:table-cell>
          <table:table-cell office:value-type="float" office:value="1.26694976465896" calcext:value-type="float">
            <text:p>1.26694976465896</text:p>
          </table:table-cell>
          <table:table-cell office:value-type="float" office:value="1.70930415334153" calcext:value-type="float">
            <text:p>1.70930415334153</text:p>
          </table:table-cell>
          <table:table-cell office:value-type="float" office:value="0.429953084681446" calcext:value-type="float">
            <text:p>0.429953084681446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2.15806728763529" calcext:value-type="float">
            <text:p>2.15806728763529</text:p>
          </table:table-cell>
          <table:table-cell office:value-type="float" office:value="1.28582663741524" calcext:value-type="float">
            <text:p>1.28582663741524</text:p>
          </table:table-cell>
          <table:table-cell office:value-type="float" office:value="1.25209698097737" calcext:value-type="float">
            <text:p>1.25209698097737</text:p>
          </table:table-cell>
          <table:table-cell office:value-type="float" office:value="0.415384800730427" calcext:value-type="float">
            <text:p>0.415384800730427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2.24810209775299" calcext:value-type="float">
            <text:p>2.24810209775299</text:p>
          </table:table-cell>
          <table:table-cell office:value-type="float" office:value="1.25357" calcext:value-type="float">
            <text:p>1.25357</text:p>
          </table:table-cell>
          <table:table-cell office:value-type="float" office:value="1.11116065934066" calcext:value-type="float">
            <text:p>1.11116065934066</text:p>
          </table:table-cell>
          <table:table-cell office:value-type="float" office:value="0.399986489842502" calcext:value-type="float">
            <text:p>0.399986489842502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2.30630590815908" calcext:value-type="float">
            <text:p>2.30630590815908</text:p>
          </table:table-cell>
          <table:table-cell office:value-type="float" office:value="1.39447660151576" calcext:value-type="float">
            <text:p>1.39447660151576</text:p>
          </table:table-cell>
          <table:table-cell office:value-type="float" office:value="1.68010076260763" calcext:value-type="float">
            <text:p>1.68010076260763</text:p>
          </table:table-cell>
          <table:table-cell office:value-type="float" office:value="0.385827227161198" calcext:value-type="float">
            <text:p>0.385827227161198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2.34288915800984" calcext:value-type="float">
            <text:p>2.34288915800984</text:p>
          </table:table-cell>
          <table:table-cell office:value-type="float" office:value="1.82896452200505" calcext:value-type="float">
            <text:p>1.82896452200505</text:p>
          </table:table-cell>
          <table:table-cell office:value-type="float" office:value="1.49576825861126" calcext:value-type="float">
            <text:p>1.49576825861126</text:p>
          </table:table-cell>
          <table:table-cell office:value-type="float" office:value="0.373423232867333" calcext:value-type="float">
            <text:p>0.373423232867333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2.33323767527675" calcext:value-type="float">
            <text:p>2.33323767527675</text:p>
          </table:table-cell>
          <table:table-cell office:value-type="float" office:value="1.80868792580773" calcext:value-type="float">
            <text:p>1.80868792580773</text:p>
          </table:table-cell>
          <table:table-cell office:value-type="float" office:value="0.960706900369008" calcext:value-type="float">
            <text:p>0.960706900369008</text:p>
          </table:table-cell>
          <table:table-cell office:value-type="float" office:value="0.360226297306551" calcext:value-type="float">
            <text:p>0.360226297306551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2.27016725092251" calcext:value-type="float">
            <text:p>2.27016725092251</text:p>
          </table:table-cell>
          <table:table-cell office:value-type="float" office:value="1.11009747241059" calcext:value-type="float">
            <text:p>1.11009747241059</text:p>
          </table:table-cell>
          <table:table-cell office:value-type="float" office:value="1.32420153136531" calcext:value-type="float">
            <text:p>1.32420153136531</text:p>
          </table:table-cell>
          <table:table-cell office:value-type="float" office:value="0.346623238644145" calcext:value-type="float">
            <text:p>0.346623238644145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2.15529781567727" calcext:value-type="float">
            <text:p>2.15529781567727</text:p>
          </table:table-cell>
          <table:table-cell office:value-type="float" office:value="0.946670705624252" calcext:value-type="float">
            <text:p>0.946670705624252</text:p>
          </table:table-cell>
          <table:table-cell office:value-type="float" office:value="1.39688410298459" calcext:value-type="float">
            <text:p>1.39688410298459</text:p>
          </table:table-cell>
          <table:table-cell office:value-type="float" office:value="0.335264386908328" calcext:value-type="float">
            <text:p>0.335264386908328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1.99043119074955" calcext:value-type="float">
            <text:p>1.99043119074955</text:p>
          </table:table-cell>
          <table:table-cell office:value-type="float" office:value="1.16103980454728" calcext:value-type="float">
            <text:p>1.16103980454728</text:p>
          </table:table-cell>
          <table:table-cell office:value-type="float" office:value="0.808667448089228" calcext:value-type="float">
            <text:p>0.808667448089228</text:p>
          </table:table-cell>
          <table:table-cell office:value-type="float" office:value="0.32413047438586" calcext:value-type="float">
            <text:p>0.32413047438586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.800613" calcext:value-type="float">
            <text:p>1.800613</text:p>
          </table:table-cell>
          <table:table-cell office:value-type="float" office:value="1.42411146390108" calcext:value-type="float">
            <text:p>1.42411146390108</text:p>
          </table:table-cell>
          <table:table-cell office:value-type="float" office:value="0.9218811" calcext:value-type="float">
            <text:p>0.9218811</text:p>
          </table:table-cell>
          <table:table-cell office:value-type="float" office:value="0.313796492581602" calcext:value-type="float">
            <text:p>0.313796492581602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1.66030686346863" calcext:value-type="float">
            <text:p>1.66030686346863</text:p>
          </table:table-cell>
          <table:table-cell office:value-type="float" office:value="1.22639715197447" calcext:value-type="float">
            <text:p>1.22639715197447</text:p>
          </table:table-cell>
          <table:table-cell office:value-type="float" office:value="1.1640279704797" calcext:value-type="float">
            <text:p>1.1640279704797</text:p>
          </table:table-cell>
          <table:table-cell office:value-type="float" office:value="0.303393146770144" calcext:value-type="float">
            <text:p>0.303393146770144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1.55430857962933" calcext:value-type="float">
            <text:p>1.55430857962933</text:p>
          </table:table-cell>
          <table:table-cell office:value-type="float" office:value="0.902903223374551" calcext:value-type="float">
            <text:p>0.902903223374551</text:p>
          </table:table-cell>
          <table:table-cell office:value-type="float" office:value="0.77766813744465" calcext:value-type="float">
            <text:p>0.77766813744465</text:p>
          </table:table-cell>
          <table:table-cell office:value-type="float" office:value="0.292151421136727" calcext:value-type="float">
            <text:p>0.292151421136727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1.54217892168922" calcext:value-type="float">
            <text:p>1.54217892168922</text:p>
          </table:table-cell>
          <table:table-cell office:value-type="float" office:value="0.848061" calcext:value-type="float">
            <text:p>0.848061</text:p>
          </table:table-cell>
          <table:table-cell office:value-type="float" office:value="0.557293219762197" calcext:value-type="float">
            <text:p>0.557293219762197</text:p>
          </table:table-cell>
          <table:table-cell office:value-type="float" office:value="0.281728791541841" calcext:value-type="float">
            <text:p>0.281728791541841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1.62350323903239" calcext:value-type="float">
            <text:p>1.62350323903239</text:p>
          </table:table-cell>
          <table:table-cell office:value-type="float" office:value="0.838496684021544" calcext:value-type="float">
            <text:p>0.838496684021544</text:p>
          </table:table-cell>
          <table:table-cell office:value-type="float" office:value="0.819503561705617" calcext:value-type="float">
            <text:p>0.819503561705617</text:p>
          </table:table-cell>
          <table:table-cell office:value-type="float" office:value="0.272528172408628" calcext:value-type="float">
            <text:p>0.272528172408628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1.76526957359573" calcext:value-type="float">
            <text:p>1.76526957359573</text:p>
          </table:table-cell>
          <table:table-cell office:value-type="float" office:value="0.80765717737003" calcext:value-type="float">
            <text:p>0.80765717737003</text:p>
          </table:table-cell>
          <table:table-cell office:value-type="float" office:value="0.677106413694141" calcext:value-type="float">
            <text:p>0.677106413694141</text:p>
          </table:table-cell>
          <table:table-cell office:value-type="float" office:value="0.263074260770328" calcext:value-type="float">
            <text:p>0.263074260770328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1.94893542372881" calcext:value-type="float">
            <text:p>1.94893542372881</text:p>
          </table:table-cell>
          <table:table-cell office:value-type="float" office:value="0.816021411647387" calcext:value-type="float">
            <text:p>0.816021411647387</text:p>
          </table:table-cell>
          <table:table-cell office:value-type="float" office:value="0.405837573537452" calcext:value-type="float">
            <text:p>0.405837573537452</text:p>
          </table:table-cell>
          <table:table-cell office:value-type="float" office:value="0.25323802681883" calcext:value-type="float">
            <text:p>0.25323802681883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2.14801774907749" calcext:value-type="float">
            <text:p>2.14801774907749</text:p>
          </table:table-cell>
          <table:table-cell office:value-type="float" office:value="0.998280568408461" calcext:value-type="float">
            <text:p>0.998280568408461</text:p>
          </table:table-cell>
          <table:table-cell office:value-type="float" office:value="0.551925859778597" calcext:value-type="float">
            <text:p>0.551925859778597</text:p>
          </table:table-cell>
          <table:table-cell office:value-type="float" office:value="0.244554646826784" calcext:value-type="float">
            <text:p>0.244554646826784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2.244313" calcext:value-type="float">
            <text:p>2.244313</text:p>
          </table:table-cell>
          <table:table-cell office:value-type="float" office:value="1.31182423214998" calcext:value-type="float">
            <text:p>1.31182423214998</text:p>
          </table:table-cell>
          <table:table-cell office:value-type="float" office:value="0.601978499999994" calcext:value-type="float">
            <text:p>0.601978499999994</text:p>
          </table:table-cell>
          <table:table-cell office:value-type="float" office:value="0.236503016527688" calcext:value-type="float">
            <text:p>0.236503016527688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2.24087338253383" calcext:value-type="float">
            <text:p>2.24087338253383</text:p>
          </table:table-cell>
          <table:table-cell office:value-type="float" office:value="1.32972994415636" calcext:value-type="float">
            <text:p>1.32972994415636</text:p>
          </table:table-cell>
          <table:table-cell office:value-type="float" office:value="0.367255697416976" calcext:value-type="float">
            <text:p>0.367255697416976</text:p>
          </table:table-cell>
          <table:table-cell office:value-type="float" office:value="0.228862687874465" calcext:value-type="float">
            <text:p>0.228862687874465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2.11810326045368" calcext:value-type="float">
            <text:p>2.11810326045368</text:p>
          </table:table-cell>
          <table:table-cell office:value-type="float" office:value="0.841205916035097" calcext:value-type="float">
            <text:p>0.841205916035097</text:p>
          </table:table-cell>
          <table:table-cell office:value-type="float" office:value="0.391154300355286" calcext:value-type="float">
            <text:p>0.391154300355286</text:p>
          </table:table-cell>
          <table:table-cell office:value-type="float" office:value="0.221450419686163" calcext:value-type="float">
            <text:p>0.221450419686163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1.90197044485445" calcext:value-type="float">
            <text:p>1.90197044485445</text:p>
          </table:table-cell>
          <table:table-cell office:value-type="float" office:value="0.70494975763016" calcext:value-type="float">
            <text:p>0.70494975763016</text:p>
          </table:table-cell>
          <table:table-cell office:value-type="float" office:value="0.459727" calcext:value-type="float">
            <text:p>0.459727</text:p>
          </table:table-cell>
          <table:table-cell office:value-type="float" office:value="0.213399310431408" calcext:value-type="float">
            <text:p>0.213399310431408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1.65999436244362" calcext:value-type="float">
            <text:p>1.65999436244362</text:p>
          </table:table-cell>
          <table:table-cell office:value-type="float" office:value="0.902227098923017" calcext:value-type="float">
            <text:p>0.902227098923017</text:p>
          </table:table-cell>
          <table:table-cell office:value-type="float" office:value="0.355475281672813" calcext:value-type="float">
            <text:p>0.355475281672813</text:p>
          </table:table-cell>
          <table:table-cell office:value-type="float" office:value="0.20547419912123" calcext:value-type="float">
            <text:p>0.20547419912123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1.46245945879459" calcext:value-type="float">
            <text:p>1.46245945879459</text:p>
          </table:table-cell>
          <table:table-cell office:value-type="float" office:value="1.00633864120463" calcext:value-type="float">
            <text:p>1.00633864120463</text:p>
          </table:table-cell>
          <table:table-cell office:value-type="float" office:value="0.29894066502665" calcext:value-type="float">
            <text:p>0.29894066502665</text:p>
          </table:table-cell>
          <table:table-cell office:value-type="float" office:value="0.198821013580987" calcext:value-type="float">
            <text:p>0.198821013580987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1.32830872096201" calcext:value-type="float">
            <text:p>1.32830872096201</text:p>
          </table:table-cell>
          <table:table-cell office:value-type="float" office:value="0.95411673979524" calcext:value-type="float">
            <text:p>0.95411673979524</text:p>
          </table:table-cell>
          <table:table-cell office:value-type="float" office:value="0.368747238316479" calcext:value-type="float">
            <text:p>0.368747238316479</text:p>
          </table:table-cell>
          <table:table-cell office:value-type="float" office:value="0.19223933006163" calcext:value-type="float">
            <text:p>0.19223933006163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1.27813167281673" calcext:value-type="float">
            <text:p>1.27813167281673</text:p>
          </table:table-cell>
          <table:table-cell office:value-type="float" office:value="1.04269923813323" calcext:value-type="float">
            <text:p>1.04269923813323</text:p>
          </table:table-cell>
          <table:table-cell office:value-type="float" office:value="0.33461586592866" calcext:value-type="float">
            <text:p>0.33461586592866</text:p>
          </table:table-cell>
          <table:table-cell office:value-type="float" office:value="0.186113445560374" calcext:value-type="float">
            <text:p>0.186113445560374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1.30903837660563" calcext:value-type="float">
            <text:p>1.30903837660563</text:p>
          </table:table-cell>
          <table:table-cell office:value-type="float" office:value="1.13868476133493" calcext:value-type="float">
            <text:p>1.13868476133493</text:p>
          </table:table-cell>
          <table:table-cell office:value-type="float" office:value="0.280869935501503" calcext:value-type="float">
            <text:p>0.280869935501503</text:p>
          </table:table-cell>
          <table:table-cell office:value-type="float" office:value="0.180395274815259" calcext:value-type="float">
            <text:p>0.180395274815259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1.38890187274516" calcext:value-type="float">
            <text:p>1.38890187274516</text:p>
          </table:table-cell>
          <table:table-cell office:value-type="float" office:value="0.796266794575189" calcext:value-type="float">
            <text:p>0.796266794575189</text:p>
          </table:table-cell>
          <table:table-cell office:value-type="float" office:value="0.294566617907511" calcext:value-type="float">
            <text:p>0.294566617907511</text:p>
          </table:table-cell>
          <table:table-cell office:value-type="float" office:value="0.175333361493909" calcext:value-type="float">
            <text:p>0.175333361493909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1.48766148421484" calcext:value-type="float">
            <text:p>1.48766148421484</text:p>
          </table:table-cell>
          <table:table-cell office:value-type="float" office:value="0.671471667265111" calcext:value-type="float">
            <text:p>0.671471667265111</text:p>
          </table:table-cell>
          <table:table-cell office:value-type="float" office:value="0.322354" calcext:value-type="float">
            <text:p>0.322354</text:p>
          </table:table-cell>
          <table:table-cell office:value-type="float" office:value="0.170118519059575" calcext:value-type="float">
            <text:p>0.170118519059575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7922767937679" calcext:value-type="float">
            <text:p>1.57922767937679</text:p>
          </table:table-cell>
          <table:table-cell office:value-type="float" office:value="1.18717151176706" calcext:value-type="float">
            <text:p>1.18717151176706</text:p>
          </table:table-cell>
          <table:table-cell office:value-type="float" office:value="0.272584264862649" calcext:value-type="float">
            <text:p>0.272584264862649</text:p>
          </table:table-cell>
          <table:table-cell office:value-type="float" office:value="0.164654583884958" calcext:value-type="float">
            <text:p>0.164654583884958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1.63792710639606" calcext:value-type="float">
            <text:p>1.63792710639606</text:p>
          </table:table-cell>
          <table:table-cell office:value-type="float" office:value="1.42108920323095" calcext:value-type="float">
            <text:p>1.42108920323095</text:p>
          </table:table-cell>
          <table:table-cell office:value-type="float" office:value="0.263532" calcext:value-type="float">
            <text:p>0.263532</text:p>
          </table:table-cell>
          <table:table-cell office:value-type="float" office:value="0.159786781306171" calcext:value-type="float">
            <text:p>0.159786781306171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1.68364453054531" calcext:value-type="float">
            <text:p>1.68364453054531</text:p>
          </table:table-cell>
          <table:table-cell office:value-type="float" office:value="1.08601962465098" calcext:value-type="float">
            <text:p>1.08601962465098</text:p>
          </table:table-cell>
          <table:table-cell office:value-type="float" office:value="0.281704045100451" calcext:value-type="float">
            <text:p>0.281704045100451</text:p>
          </table:table-cell>
          <table:table-cell office:value-type="float" office:value="0.1552721018574" calcext:value-type="float">
            <text:p>0.1552721018574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1.70493406724067" calcext:value-type="float">
            <text:p>1.70493406724067</text:p>
          </table:table-cell>
          <table:table-cell office:value-type="float" office:value="0.686385941164737" calcext:value-type="float">
            <text:p>0.686385941164737</text:p>
          </table:table-cell>
          <table:table-cell office:value-type="float" office:value="0.265761297252972" calcext:value-type="float">
            <text:p>0.265761297252972</text:p>
          </table:table-cell>
          <table:table-cell office:value-type="float" office:value="0.150914440383463" calcext:value-type="float">
            <text:p>0.150914440383463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1.69726708101017" calcext:value-type="float">
            <text:p>1.69726708101017</text:p>
          </table:table-cell>
          <table:table-cell office:value-type="float" office:value="0.668829082169924" calcext:value-type="float">
            <text:p>0.668829082169924</text:p>
          </table:table-cell>
          <table:table-cell office:value-type="float" office:value="0.246415" calcext:value-type="float">
            <text:p>0.246415</text:p>
          </table:table-cell>
          <table:table-cell office:value-type="float" office:value="0.146650909326942" calcext:value-type="float">
            <text:p>0.146650909326942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1.65393546125461" calcext:value-type="float">
            <text:p>1.65393546125461</text:p>
          </table:table-cell>
          <table:table-cell office:value-type="float" office:value="0.686138646162438" calcext:value-type="float">
            <text:p>0.686138646162438</text:p>
          </table:table-cell>
          <table:table-cell office:value-type="float" office:value="0.251445420869209" calcext:value-type="float">
            <text:p>0.251445420869209</text:p>
          </table:table-cell>
          <table:table-cell office:value-type="float" office:value="0.142813111313302" calcext:value-type="float">
            <text:p>0.142813111313302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1.55950367773678" calcext:value-type="float">
            <text:p>1.55950367773678</text:p>
          </table:table-cell>
          <table:table-cell office:value-type="float" office:value="0.62570223320568" calcext:value-type="float">
            <text:p>0.62570223320568</text:p>
          </table:table-cell>
          <table:table-cell office:value-type="float" office:value="0.255656962894629" calcext:value-type="float">
            <text:p>0.255656962894629</text:p>
          </table:table-cell>
          <table:table-cell office:value-type="float" office:value="0.139233598641871" calcext:value-type="float">
            <text:p>0.139233598641871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1.42388449569496" calcext:value-type="float">
            <text:p>1.42388449569496</text:p>
          </table:table-cell>
          <table:table-cell office:value-type="float" office:value="0.852478273234944" calcext:value-type="float">
            <text:p>0.852478273234944</text:p>
          </table:table-cell>
          <table:table-cell office:value-type="float" office:value="0.237261796637966" calcext:value-type="float">
            <text:p>0.237261796637966</text:p>
          </table:table-cell>
          <table:table-cell office:value-type="float" office:value="0.135800317555422" calcext:value-type="float">
            <text:p>0.135800317555422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1.28169833538335" calcext:value-type="float">
            <text:p>1.28169833538335</text:p>
          </table:table-cell>
          <table:table-cell office:value-type="float" office:value="1.06547994415636" calcext:value-type="float">
            <text:p>1.06547994415636</text:p>
          </table:table-cell>
          <table:table-cell office:value-type="float" office:value="0.233161088560886" calcext:value-type="float">
            <text:p>0.233161088560886</text:p>
          </table:table-cell>
          <table:table-cell office:value-type="float" office:value="0.132616774515678" calcext:value-type="float">
            <text:p>0.132616774515678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1.16288781604483" calcext:value-type="float">
            <text:p>1.16288781604483</text:p>
          </table:table-cell>
          <table:table-cell office:value-type="float" office:value="0.989910331072997" calcext:value-type="float">
            <text:p>0.989910331072997</text:p>
          </table:table-cell>
          <table:table-cell office:value-type="float" office:value="0.238577103457701" calcext:value-type="float">
            <text:p>0.238577103457701</text:p>
          </table:table-cell>
          <table:table-cell office:value-type="float" office:value="0.129271098961454" calcext:value-type="float">
            <text:p>0.129271098961454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1.09281572014212" calcext:value-type="float">
            <text:p>1.09281572014212</text:p>
          </table:table-cell>
          <table:table-cell office:value-type="float" office:value="0.648896711607499" calcext:value-type="float">
            <text:p>0.648896711607499</text:p>
          </table:table-cell>
          <table:table-cell office:value-type="float" office:value="0.231768169718502" calcext:value-type="float">
            <text:p>0.231768169718502</text:p>
          </table:table-cell>
          <table:table-cell office:value-type="float" office:value="0.125645175254643" calcext:value-type="float">
            <text:p>0.125645175254643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1.15685561423651" calcext:value-type="float">
            <text:p>1.15685561423651</text:p>
          </table:table-cell>
          <table:table-cell office:value-type="float" office:value="0.564190725967291" calcext:value-type="float">
            <text:p>0.564190725967291</text:p>
          </table:table-cell>
          <table:table-cell office:value-type="float" office:value="0.223540836804986" calcext:value-type="float">
            <text:p>0.223540836804986</text:p>
          </table:table-cell>
          <table:table-cell office:value-type="float" office:value="0.122410950059928" calcext:value-type="float">
            <text:p>0.122410950059928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1.30601489012791" calcext:value-type="float">
            <text:p>1.30601489012791</text:p>
          </table:table-cell>
          <table:table-cell office:value-type="float" office:value="0.728013799760667" calcext:value-type="float">
            <text:p>0.728013799760667</text:p>
          </table:table-cell>
          <table:table-cell office:value-type="float" office:value="0.221947406362742" calcext:value-type="float">
            <text:p>0.221947406362742</text:p>
          </table:table-cell>
          <table:table-cell office:value-type="float" office:value="0.119862008789453" calcext:value-type="float">
            <text:p>0.119862008789453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1.53157622950819" calcext:value-type="float">
            <text:p>1.53157622950819</text:p>
          </table:table-cell>
          <table:table-cell office:value-type="float" office:value="0.700100022606383" calcext:value-type="float">
            <text:p>0.700100022606383</text:p>
          </table:table-cell>
          <table:table-cell office:value-type="float" office:value="0.218736590163934" calcext:value-type="float">
            <text:p>0.218736590163934</text:p>
          </table:table-cell>
          <table:table-cell office:value-type="float" office:value="0.117379318544809" calcext:value-type="float">
            <text:p>0.117379318544809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1.79589266009852" calcext:value-type="float">
            <text:p>1.79589266009852</text:p>
          </table:table-cell>
          <table:table-cell office:value-type="float" office:value="0.594427015952144" calcext:value-type="float">
            <text:p>0.594427015952144</text:p>
          </table:table-cell>
          <table:table-cell office:value-type="float" office:value="0.212841167487685" calcext:value-type="float">
            <text:p>0.212841167487685</text:p>
          </table:table-cell>
          <table:table-cell office:value-type="float" office:value="0.11542723336291" calcext:value-type="float">
            <text:p>0.11542723336291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1.9781245" calcext:value-type="float">
            <text:p>1.9781245</text:p>
          </table:table-cell>
          <table:table-cell office:value-type="float" office:value="0.577890117021277" calcext:value-type="float">
            <text:p>0.577890117021277</text:p>
          </table:table-cell>
          <table:table-cell office:value-type="float" office:value="0.20996645" calcext:value-type="float">
            <text:p>0.20996645</text:p>
          </table:table-cell>
          <table:table-cell office:value-type="float" office:value="0.113475148181012" calcext:value-type="float">
            <text:p>0.113475148181012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2.00950974590164" calcext:value-type="float">
            <text:p>2.00950974590164</text:p>
          </table:table-cell>
          <table:table-cell office:value-type="float" office:value="0.663212772908368" calcext:value-type="float">
            <text:p>0.663212772908368</text:p>
          </table:table-cell>
          <table:table-cell office:value-type="float" office:value="0.208236122131147" calcext:value-type="float">
            <text:p>0.208236122131147</text:p>
          </table:table-cell>
          <table:table-cell office:value-type="float" office:value="0.111191388371061" calcext:value-type="float">
            <text:p>0.111191388371061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1.90337393442623" calcext:value-type="float">
            <text:p>1.90337393442623</text:p>
          </table:table-cell>
          <table:table-cell office:value-type="float" office:value="0.664487640718564" calcext:value-type="float">
            <text:p>0.664487640718564</text:p>
          </table:table-cell>
          <table:table-cell office:value-type="float" office:value="0.204033163934426" calcext:value-type="float">
            <text:p>0.204033163934426</text:p>
          </table:table-cell>
          <table:table-cell office:value-type="float" office:value="0.108852284953395" calcext:value-type="float">
            <text:p>0.108852284953395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1.66877639344262" calcext:value-type="float">
            <text:p>1.66877639344262</text:p>
          </table:table-cell>
          <table:table-cell office:value-type="float" office:value="0.530845357237716" calcext:value-type="float">
            <text:p>0.530845357237716</text:p>
          </table:table-cell>
          <table:table-cell office:value-type="float" office:value="0.199744721311475" calcext:value-type="float">
            <text:p>0.199744721311475</text:p>
          </table:table-cell>
          <table:table-cell office:value-type="float" office:value="0.10684319662672" calcext:value-type="float">
            <text:p>0.10684319662672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1.42823897540983" calcext:value-type="float">
            <text:p>1.42823897540983</text:p>
          </table:table-cell>
          <table:table-cell office:value-type="float" office:value="0.552456283433134" calcext:value-type="float">
            <text:p>0.552456283433134</text:p>
          </table:table-cell>
          <table:table-cell office:value-type="float" office:value="0.197028198770492" calcext:value-type="float">
            <text:p>0.197028198770492</text:p>
          </table:table-cell>
          <table:table-cell office:value-type="float" office:value="0.105050475810031" calcext:value-type="float">
            <text:p>0.105050475810031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1.19628" calcext:value-type="float">
            <text:p>1.19628</text:p>
          </table:table-cell>
          <table:table-cell office:value-type="float" office:value="0.879029007968128" calcext:value-type="float">
            <text:p>0.879029007968128</text:p>
          </table:table-cell>
          <table:table-cell office:value-type="float" office:value="0.1943515" calcext:value-type="float">
            <text:p>0.1943515</text:p>
          </table:table-cell>
          <table:table-cell office:value-type="float" office:value="0.103281435419441" calcext:value-type="float">
            <text:p>0.103281435419441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1.04533243391067" calcext:value-type="float">
            <text:p>1.04533243391067</text:p>
          </table:table-cell>
          <table:table-cell office:value-type="float" office:value="0.957124938829788" calcext:value-type="float">
            <text:p>0.957124938829788</text:p>
          </table:table-cell>
          <table:table-cell office:value-type="float" office:value="0.19143965633546" calcext:value-type="float">
            <text:p>0.19143965633546</text:p>
          </table:table-cell>
          <table:table-cell office:value-type="float" office:value="0.101556180204172" calcext:value-type="float">
            <text:p>0.101556180204172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1.00053753874202" calcext:value-type="float">
            <text:p>1.00053753874202</text:p>
          </table:table-cell>
          <table:table-cell office:value-type="float" office:value="0.68493494011976" calcext:value-type="float">
            <text:p>0.68493494011976</text:p>
          </table:table-cell>
          <table:table-cell office:value-type="float" office:value="0.188506201458523" calcext:value-type="float">
            <text:p>0.188506201458523</text:p>
          </table:table-cell>
          <table:table-cell office:value-type="float" office:value="0.0998372321349312" calcext:value-type="float">
            <text:p>0.099837232134931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1.04000849230769" calcext:value-type="float">
            <text:p>1.04000849230769</text:p>
          </table:table-cell>
          <table:table-cell office:value-type="float" office:value="0.532562744680852" calcext:value-type="float">
            <text:p>0.532562744680852</text:p>
          </table:table-cell>
          <table:table-cell office:value-type="float" office:value="0.185621870769231" calcext:value-type="float">
            <text:p>0.185621870769231</text:p>
          </table:table-cell>
          <table:table-cell office:value-type="float" office:value="0.0981763355525965" calcext:value-type="float">
            <text:p>0.098176335552597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1.11416255269321" calcext:value-type="float">
            <text:p>1.11416255269321</text:p>
          </table:table-cell>
          <table:table-cell office:value-type="float" office:value="0.565445826520438" calcext:value-type="float">
            <text:p>0.565445826520438</text:p>
          </table:table-cell>
          <table:table-cell office:value-type="float" office:value="0.182779322014051" calcext:value-type="float">
            <text:p>0.182779322014051</text:p>
          </table:table-cell>
          <table:table-cell office:value-type="float" office:value="0.0965154389702619" calcext:value-type="float">
            <text:p>0.096515438970262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1.188775" calcext:value-type="float">
            <text:p>1.188775</text:p>
          </table:table-cell>
          <table:table-cell office:value-type="float" office:value="0.514243131736528" calcext:value-type="float">
            <text:p>0.514243131736528</text:p>
          </table:table-cell>
          <table:table-cell office:value-type="float" office:value="0.179985" calcext:value-type="float">
            <text:p>0.179985</text:p>
          </table:table-cell>
          <table:table-cell office:value-type="float" office:value="0.0949070501553484" calcext:value-type="float">
            <text:p>0.094907050155348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1.25218326488706" calcext:value-type="float">
            <text:p>1.25218326488706</text:p>
          </table:table-cell>
          <table:table-cell office:value-type="float" office:value="0.482372151696605" calcext:value-type="float">
            <text:p>0.482372151696605</text:p>
          </table:table-cell>
          <table:table-cell office:value-type="float" office:value="0.177227864476386" calcext:value-type="float">
            <text:p>0.177227864476386</text:p>
          </table:table-cell>
          <table:table-cell office:value-type="float" office:value="0.093308292942743" calcext:value-type="float">
            <text:p>0.093308292942743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1.31691575819672" calcext:value-type="float">
            <text:p>1.31691575819672</text:p>
          </table:table-cell>
          <table:table-cell office:value-type="float" office:value="0.911403175531916" calcext:value-type="float">
            <text:p>0.911403175531916</text:p>
          </table:table-cell>
          <table:table-cell office:value-type="float" office:value="0.174675805327869" calcext:value-type="float">
            <text:p>0.174675805327869</text:p>
          </table:table-cell>
          <table:table-cell office:value-type="float" office:value="0.0917449558810475" calcext:value-type="float">
            <text:p>0.091744955881048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1.3985737704918" calcext:value-type="float">
            <text:p>1.3985737704918</text:p>
          </table:table-cell>
          <table:table-cell office:value-type="float" office:value="1.18399746010638" calcext:value-type="float">
            <text:p>1.18399746010638</text:p>
          </table:table-cell>
          <table:table-cell office:value-type="float" office:value="0.172268847775176" calcext:value-type="float">
            <text:p>0.172268847775176</text:p>
          </table:table-cell>
          <table:table-cell office:value-type="float" office:value="0.0902060300044385" calcext:value-type="float">
            <text:p>0.090206030004439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1.492776" calcext:value-type="float">
            <text:p>1.492776</text:p>
          </table:table-cell>
          <table:table-cell office:value-type="float" office:value="0.918505432270919" calcext:value-type="float">
            <text:p>0.918505432270919</text:p>
          </table:table-cell>
          <table:table-cell office:value-type="float" office:value="0.16989521025641" calcext:value-type="float">
            <text:p>0.16989521025641</text:p>
          </table:table-cell>
          <table:table-cell office:value-type="float" office:value="0.0888483243210863" calcext:value-type="float">
            <text:p>0.088848324321086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1.57599222222222" calcext:value-type="float">
            <text:p>1.57599222222222</text:p>
          </table:table-cell>
          <table:table-cell office:value-type="float" office:value="0.536770182180852" calcext:value-type="float">
            <text:p>0.536770182180852</text:p>
          </table:table-cell>
          <table:table-cell office:value-type="float" office:value="0.167553055555556" calcext:value-type="float">
            <text:p>0.167553055555556</text:p>
          </table:table-cell>
          <table:table-cell office:value-type="float" office:value="0.0878439712859425" calcext:value-type="float">
            <text:p>0.087843971285943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1.6259058490566" calcext:value-type="float">
            <text:p>1.6259058490566</text:p>
          </table:table-cell>
          <table:table-cell office:value-type="float" office:value="0.488572461077844" calcext:value-type="float">
            <text:p>0.488572461077844</text:p>
          </table:table-cell>
          <table:table-cell office:value-type="float" office:value="0.16524258490566" calcext:value-type="float">
            <text:p>0.16524258490566</text:p>
          </table:table-cell>
          <table:table-cell office:value-type="float" office:value="0.0868396182507987" calcext:value-type="float">
            <text:p>0.086839618250799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1.60047516817063" calcext:value-type="float">
            <text:p>1.60047516817063</text:p>
          </table:table-cell>
          <table:table-cell office:value-type="float" office:value="0.708798425531921" calcext:value-type="float">
            <text:p>0.708798425531921</text:p>
          </table:table-cell>
          <table:table-cell office:value-type="float" office:value="0.162960386382281" calcext:value-type="float">
            <text:p>0.162960386382281</text:p>
          </table:table-cell>
          <table:table-cell office:value-type="float" office:value="0.0857680750998669" calcext:value-type="float">
            <text:p>0.085768075099867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1.47195524590164" calcext:value-type="float">
            <text:p>1.47195524590164</text:p>
          </table:table-cell>
          <table:table-cell office:value-type="float" office:value="0.658931696808512" calcext:value-type="float">
            <text:p>0.658931696808512</text:p>
          </table:table-cell>
          <table:table-cell office:value-type="float" office:value="0.160837521311475" calcext:value-type="float">
            <text:p>0.160837521311475</text:p>
          </table:table-cell>
          <table:table-cell office:value-type="float" office:value="0.0846832548601864" calcext:value-type="float">
            <text:p>0.084683254860186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1.26468204918033" calcext:value-type="float">
            <text:p>1.26468204918033</text:p>
          </table:table-cell>
          <table:table-cell office:value-type="float" office:value="0.697428358851678" calcext:value-type="float">
            <text:p>0.697428358851678</text:p>
          </table:table-cell>
          <table:table-cell office:value-type="float" office:value="0.158937367213115" calcext:value-type="float">
            <text:p>0.158937367213115</text:p>
          </table:table-cell>
          <table:table-cell office:value-type="float" office:value="0.0836775394326808" calcext:value-type="float">
            <text:p>0.083677539432681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1.0725825" calcext:value-type="float">
            <text:p>1.0725825</text:p>
          </table:table-cell>
          <table:table-cell office:value-type="float" office:value="0.88218874468085" calcext:value-type="float">
            <text:p>0.88218874468085</text:p>
          </table:table-cell>
          <table:table-cell office:value-type="float" office:value="0.157061875" calcext:value-type="float">
            <text:p>0.157061875</text:p>
          </table:table-cell>
          <table:table-cell office:value-type="float" office:value="0.0827286381142629" calcext:value-type="float">
            <text:p>0.082728638114263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office:value-type="float" office:value="0.942890893317704" calcext:value-type="float">
            <text:p>0.942890893317704</text:p>
          </table:table-cell>
          <table:table-cell office:value-type="float" office:value="0.858293782543633" calcext:value-type="float">
            <text:p>0.858293782543633</text:p>
          </table:table-cell>
          <table:table-cell office:value-type="float" office:value="0.155208791324736" calcext:value-type="float">
            <text:p>0.155208791324736</text:p>
          </table:table-cell>
          <table:table-cell office:value-type="float" office:value="0.0817738003549246" calcext:value-type="float">
            <text:p>0.081773800354925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0.948839056206088" calcext:value-type="float">
            <text:p>0.948839056206088</text:p>
          </table:table-cell>
          <table:table-cell office:value-type="float" office:value="0.563891288778045" calcext:value-type="float">
            <text:p>0.563891288778045</text:p>
          </table:table-cell>
          <table:table-cell office:value-type="float" office:value="0.153376035128806" calcext:value-type="float">
            <text:p>0.153376035128806</text:p>
          </table:table-cell>
          <table:table-cell office:value-type="float" office:value="0.0807497542147294" calcext:value-type="float">
            <text:p>0.080749754214729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office:value-type="float" office:value="1.07512172131148" calcext:value-type="float">
            <text:p>1.07512172131148</text:p>
          </table:table-cell>
          <table:table-cell office:value-type="float" office:value="0.528257771132381" calcext:value-type="float">
            <text:p>0.528257771132381</text:p>
          </table:table-cell>
          <table:table-cell office:value-type="float" office:value="0.151565184426229" calcext:value-type="float">
            <text:p>0.151565184426229</text:p>
          </table:table-cell>
          <table:table-cell office:value-type="float" office:value="0.0797257080745342" calcext:value-type="float">
            <text:p>0.079725708074534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1.29504963114754" calcext:value-type="float">
            <text:p>1.29504963114754</text:p>
          </table:table-cell>
          <table:table-cell office:value-type="float" office:value="0.835120578265205" calcext:value-type="float">
            <text:p>0.835120578265205</text:p>
          </table:table-cell>
          <table:table-cell office:value-type="float" office:value="0.14977518852459" calcext:value-type="float">
            <text:p>0.14977518852459</text:p>
          </table:table-cell>
          <table:table-cell office:value-type="float" office:value="0.0788071642029565" calcext:value-type="float">
            <text:p>0.078807164202957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1.5376375" calcext:value-type="float">
            <text:p>1.5376375</text:p>
          </table:table-cell>
          <table:table-cell office:value-type="float" office:value="0.845775160000002" calcext:value-type="float">
            <text:p>0.845775160000002</text:p>
          </table:table-cell>
          <table:table-cell office:value-type="float" office:value="0.1484105" calcext:value-type="float">
            <text:p>0.1484105</text:p>
          </table:table-cell>
          <table:table-cell office:value-type="float" office:value="0.0779109996004794" calcext:value-type="float">
            <text:p>0.077910999600479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1.67990631887456" calcext:value-type="float">
            <text:p>1.67990631887456</text:p>
          </table:table-cell>
          <table:table-cell office:value-type="float" office:value="0.614316907496011" calcext:value-type="float">
            <text:p>0.614316907496011</text:p>
          </table:table-cell>
          <table:table-cell office:value-type="float" office:value="0.147094643610785" calcext:value-type="float">
            <text:p>0.147094643610785</text:p>
          </table:table-cell>
          <table:table-cell office:value-type="float" office:value="0.0770947217043941" calcext:value-type="float">
            <text:p>0.077094721704394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office:value-type="float" office:value="1.71194836065574" calcext:value-type="float">
            <text:p>1.71194836065574</text:p>
          </table:table-cell>
          <table:table-cell office:value-type="float" office:value="0.564194964086194" calcext:value-type="float">
            <text:p>0.564194964086194</text:p>
          </table:table-cell>
          <table:table-cell office:value-type="float" office:value="0.145790057377049" calcext:value-type="float">
            <text:p>0.145790057377049</text:p>
          </table:table-cell>
          <table:table-cell office:value-type="float" office:value="0.0764466524633822" calcext:value-type="float">
            <text:p>0.076446652463382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1.60378032786885" calcext:value-type="float">
            <text:p>1.60378032786885</text:p>
          </table:table-cell>
          <table:table-cell office:value-type="float" office:value="0.586027782868526" calcext:value-type="float">
            <text:p>0.586027782868526</text:p>
          </table:table-cell>
          <table:table-cell office:value-type="float" office:value="0.144498100702576" calcext:value-type="float">
            <text:p>0.144498100702576</text:p>
          </table:table-cell>
          <table:table-cell office:value-type="float" office:value="0.0757843661741214" calcext:value-type="float">
            <text:p>0.075784366174121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1.42243354098361" calcext:value-type="float">
            <text:p>1.42243354098361</text:p>
          </table:table-cell>
          <table:table-cell office:value-type="float" office:value="0.460237271941491" calcext:value-type="float">
            <text:p>0.460237271941491</text:p>
          </table:table-cell>
          <table:table-cell office:value-type="float" office:value="0.143215470491803" calcext:value-type="float">
            <text:p>0.143215470491803</text:p>
          </table:table-cell>
          <table:table-cell office:value-type="float" office:value="0.0749302527555911" calcext:value-type="float">
            <text:p>0.074930252755591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1.25963" calcext:value-type="float">
            <text:p>1.25963</text:p>
          </table:table-cell>
          <table:table-cell office:value-type="float" office:value="0.387555658682635" calcext:value-type="float">
            <text:p>0.387555658682635</text:p>
          </table:table-cell>
          <table:table-cell office:value-type="float" office:value="0.1419465" calcext:value-type="float">
            <text:p>0.1419465</text:p>
          </table:table-cell>
          <table:table-cell office:value-type="float" office:value="0.0740761393370607" calcext:value-type="float">
            <text:p>0.074076139337061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1.13635712778429" calcext:value-type="float">
            <text:p>1.13635712778429</text:p>
          </table:table-cell>
          <table:table-cell office:value-type="float" office:value="0.668932636363635" calcext:value-type="float">
            <text:p>0.668932636363635</text:p>
          </table:table-cell>
          <table:table-cell office:value-type="float" office:value="0.140581745603751" calcext:value-type="float">
            <text:p>0.140581745603751</text:p>
          </table:table-cell>
          <table:table-cell office:value-type="float" office:value="0.073390362485018" calcext:value-type="float">
            <text:p>0.073390362485018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1.06560396721311" calcext:value-type="float">
            <text:p>1.06560396721311</text:p>
          </table:table-cell>
          <table:table-cell office:value-type="float" office:value="0.858338515957449" calcext:value-type="float">
            <text:p>0.858338515957449</text:p>
          </table:table-cell>
          <table:table-cell office:value-type="float" office:value="0.139100796721311" calcext:value-type="float">
            <text:p>0.139100796721311</text:p>
          </table:table-cell>
          <table:table-cell office:value-type="float" office:value="0.0728341898921294" calcext:value-type="float">
            <text:p>0.072834189892129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1.04870791248861" calcext:value-type="float">
            <text:p>1.04870791248861</text:p>
          </table:table-cell>
          <table:table-cell office:value-type="float" office:value="0.745867861702131" calcext:value-type="float">
            <text:p>0.745867861702131</text:p>
          </table:table-cell>
          <table:table-cell office:value-type="float" office:value="0.137634596171376" calcext:value-type="float">
            <text:p>0.137634596171376</text:p>
          </table:table-cell>
          <table:table-cell office:value-type="float" office:value="0.0722749119840213" calcext:value-type="float">
            <text:p>0.072274911984021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office:value-type="float" office:value="1.01270061987238" calcext:value-type="float">
            <text:p>1.01270061987238</text:p>
          </table:table-cell>
          <table:table-cell office:value-type="float" office:value="0.483971585106382" calcext:value-type="float">
            <text:p>0.483971585106382</text:p>
          </table:table-cell>
          <table:table-cell office:value-type="float" office:value="0.136184277119417" calcext:value-type="float">
            <text:p>0.136184277119417</text:p>
          </table:table-cell>
          <table:table-cell office:value-type="float" office:value="0.0716686536617843" calcext:value-type="float">
            <text:p>0.071668653661784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0.956691875000001" calcext:value-type="float">
            <text:p>0.956691875000001</text:p>
          </table:table-cell>
          <table:table-cell office:value-type="float" office:value="0.397008885638298" calcext:value-type="float">
            <text:p>0.397008885638298</text:p>
          </table:table-cell>
          <table:table-cell office:value-type="float" office:value="0.134750375" calcext:value-type="float">
            <text:p>0.134750375</text:p>
          </table:table-cell>
          <table:table-cell office:value-type="float" office:value="0.0710623953395473" calcext:value-type="float">
            <text:p>0.071062395339547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office:value-type="float" office:value="0.887611692307692" calcext:value-type="float">
            <text:p>0.887611692307692</text:p>
          </table:table-cell>
          <table:table-cell office:value-type="float" office:value="0.411935329787234" calcext:value-type="float">
            <text:p>0.411935329787234</text:p>
          </table:table-cell>
          <table:table-cell office:value-type="float" office:value="0.13333138974359" calcext:value-type="float">
            <text:p>0.13333138974359</text:p>
          </table:table-cell>
          <table:table-cell office:value-type="float" office:value="0.0707291004792332" calcext:value-type="float">
            <text:p>0.070729100479233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0.857107077283372" calcext:value-type="float">
            <text:p>0.857107077283372</text:p>
          </table:table-cell>
          <table:table-cell office:value-type="float" office:value="0.37656820185923" calcext:value-type="float">
            <text:p>0.37656820185923</text:p>
          </table:table-cell>
          <table:table-cell office:value-type="float" office:value="0.131980721311475" calcext:value-type="float">
            <text:p>0.131980721311475</text:p>
          </table:table-cell>
          <table:table-cell office:value-type="float" office:value="0.0704602506389776" calcext:value-type="float">
            <text:p>0.070460250638978</text:p>
          </table:table-cell>
        </table:table-row>
        <table:table-row table:style-name="ro1">
          <table:table-cell office:value-type="float" office:value="140.5" calcext:value-type="float">
            <text:p>140.5</text:p>
          </table:table-cell>
          <table:table-cell office:value-type="float" office:value="0.942903416393442" calcext:value-type="float">
            <text:p>0.942903416393442</text:p>
          </table:table-cell>
          <table:table-cell office:value-type="float" office:value="0.388220437500002" calcext:value-type="float">
            <text:p>0.388220437500002</text:p>
          </table:table-cell>
          <table:table-cell office:value-type="float" office:value="0.131088537704918" calcext:value-type="float">
            <text:p>0.131088537704918</text:p>
          </table:table-cell>
          <table:table-cell office:value-type="float" office:value="0.0700937031513538" calcext:value-type="float">
            <text:p>0.070093703151354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1.14228841889117" calcext:value-type="float">
            <text:p>1.14228841889117</text:p>
          </table:table-cell>
          <table:table-cell office:value-type="float" office:value="0.623550927374303" calcext:value-type="float">
            <text:p>0.623550927374303</text:p>
          </table:table-cell>
          <table:table-cell office:value-type="float" office:value="0.130202772073922" calcext:value-type="float">
            <text:p>0.130202772073922</text:p>
          </table:table-cell>
          <table:table-cell office:value-type="float" office:value="0.0695045331557923" calcext:value-type="float">
            <text:p>0.069504533155792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1.44758666666666" calcext:value-type="float">
            <text:p>1.44758666666666</text:p>
          </table:table-cell>
          <table:table-cell office:value-type="float" office:value="0.809984051896205" calcext:value-type="float">
            <text:p>0.809984051896205</text:p>
          </table:table-cell>
          <table:table-cell office:value-type="float" office:value="0.1293225" calcext:value-type="float">
            <text:p>0.1293225</text:p>
          </table:table-cell>
          <table:table-cell office:value-type="float" office:value="0.0689189467039552" calcext:value-type="float">
            <text:p>0.068918946703955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float" office:value="1.74694733990147" calcext:value-type="float">
            <text:p>1.74694733990147</text:p>
          </table:table-cell>
          <table:table-cell office:value-type="float" office:value="0.664715344850499" calcext:value-type="float">
            <text:p>0.664715344850499</text:p>
          </table:table-cell>
          <table:table-cell office:value-type="float" office:value="0.128448512315271" calcext:value-type="float">
            <text:p>0.128448512315271</text:p>
          </table:table-cell>
          <table:table-cell office:value-type="float" office:value="0.0683986910107871" calcext:value-type="float">
            <text:p>0.068398691010787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office:value-type="float" office:value="1.95271240437159" calcext:value-type="float">
            <text:p>1.95271240437159</text:p>
          </table:table-cell>
          <table:table-cell office:value-type="float" office:value="0.4400422551495" calcext:value-type="float">
            <text:p>0.4400422551495</text:p>
          </table:table-cell>
          <table:table-cell office:value-type="float" office:value="0.12758006010929" calcext:value-type="float">
            <text:p>0.12758006010929</text:p>
          </table:table-cell>
          <table:table-cell office:value-type="float" office:value="0.0678784353176189" calcext:value-type="float">
            <text:p>0.067878435317619</text:p>
          </table:table-cell>
        </table:table-row>
        <table:table-row table:style-name="ro1">
          <table:table-cell office:value-type="float" office:value="145.5" calcext:value-type="float">
            <text:p>145.5</text:p>
          </table:table-cell>
          <table:table-cell office:value-type="float" office:value="1.97907954098361" calcext:value-type="float">
            <text:p>1.97907954098361</text:p>
          </table:table-cell>
          <table:table-cell office:value-type="float" office:value="0.381865609042554" calcext:value-type="float">
            <text:p>0.381865609042554</text:p>
          </table:table-cell>
          <table:table-cell office:value-type="float" office:value="0.126718291803279" calcext:value-type="float">
            <text:p>0.126718291803279</text:p>
          </table:table-cell>
          <table:table-cell office:value-type="float" office:value="0.0675030639376997" calcext:value-type="float">
            <text:p>0.0675030639377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office:value-type="float" office:value="1.80136008196721" calcext:value-type="float">
            <text:p>1.80136008196721</text:p>
          </table:table-cell>
          <table:table-cell office:value-type="float" office:value="0.428385902925532" calcext:value-type="float">
            <text:p>0.428385902925532</text:p>
          </table:table-cell>
          <table:table-cell office:value-type="float" office:value="0.125855469262295" calcext:value-type="float">
            <text:p>0.125855469262295</text:p>
          </table:table-cell>
          <table:table-cell office:value-type="float" office:value="0.0672467140974441" calcext:value-type="float">
            <text:p>0.067246714097444</text:p>
          </table:table-cell>
        </table:table-row>
        <table:table-row table:style-name="ro1">
          <table:table-cell office:value-type="float" office:value="147.5" calcext:value-type="float">
            <text:p>147.5</text:p>
          </table:table-cell>
          <table:table-cell office:value-type="float" office:value="1.50196500000001" calcext:value-type="float">
            <text:p>1.50196500000001</text:p>
          </table:table-cell>
          <table:table-cell office:value-type="float" office:value="0.399857977393617" calcext:value-type="float">
            <text:p>0.399857977393617</text:p>
          </table:table-cell>
          <table:table-cell office:value-type="float" office:value="0.124843666666667" calcext:value-type="float">
            <text:p>0.124843666666667</text:p>
          </table:table-cell>
          <table:table-cell office:value-type="float" office:value="0.0669757712354026" calcext:value-type="float">
            <text:p>0.066975771235403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office:value-type="float" office:value="1.1665350819672" calcext:value-type="float">
            <text:p>1.1665350819672</text:p>
          </table:table-cell>
          <table:table-cell office:value-type="float" office:value="0.438218364361701" calcext:value-type="float">
            <text:p>0.438218364361701</text:p>
          </table:table-cell>
          <table:table-cell office:value-type="float" office:value="0.123841" calcext:value-type="float">
            <text:p>0.123841</text:p>
          </table:table-cell>
          <table:table-cell office:value-type="float" office:value="0.0663951320221266" calcext:value-type="float">
            <text:p>0.066395132022127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office:value-type="float" office:value="0.924503622950819" calcext:value-type="float">
            <text:p>0.924503622950819</text:p>
          </table:table-cell>
          <table:table-cell office:value-type="float" office:value="0.879286237288136" calcext:value-type="float">
            <text:p>0.879286237288136</text:p>
          </table:table-cell>
          <table:table-cell office:value-type="float" office:value="0.12284537704918" calcext:value-type="float">
            <text:p>0.12284537704918</text:p>
          </table:table-cell>
          <table:table-cell office:value-type="float" office:value="0.0658144928088506" calcext:value-type="float">
            <text:p>0.065814492808851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office:value-type="float" office:value="0.829750262295083" calcext:value-type="float">
            <text:p>0.829750262295083</text:p>
          </table:table-cell>
          <table:table-cell office:value-type="float" office:value="0.943215848404254" calcext:value-type="float">
            <text:p>0.943215848404254</text:p>
          </table:table-cell>
          <table:table-cell office:value-type="float" office:value="0.12185837704918" calcext:value-type="float">
            <text:p>0.12185837704918</text:p>
          </table:table-cell>
          <table:table-cell office:value-type="float" office:value="0.0652338535955747" calcext:value-type="float">
            <text:p>0.065233853595575</text:p>
          </table:table-cell>
        </table:table-row>
        <table:table-row table:style-name="ro1">
          <table:table-cell office:value-type="float" office:value="151.5" calcext:value-type="float">
            <text:p>151.5</text:p>
          </table:table-cell>
          <table:table-cell office:value-type="float" office:value="0.869963958904109" calcext:value-type="float">
            <text:p>0.869963958904109</text:p>
          </table:table-cell>
          <table:table-cell office:value-type="float" office:value="0.736749742218663" calcext:value-type="float">
            <text:p>0.736749742218663</text:p>
          </table:table-cell>
          <table:table-cell office:value-type="float" office:value="0.121000342465753" calcext:value-type="float">
            <text:p>0.121000342465753</text:p>
          </table:table-cell>
          <table:table-cell office:value-type="float" office:value="0.0651125" calcext:value-type="float">
            <text:p>0.0651125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office:value-type="float" office:value="0.9489655" calcext:value-type="float">
            <text:p>0.9489655</text:p>
          </table:table-cell>
          <table:table-cell office:value-type="float" office:value="0.348495935612533" calcext:value-type="float">
            <text:p>0.348495935612533</text:p>
          </table:table-cell>
          <table:table-cell office:value-type="float" office:value="0.120457214285714" calcext:value-type="float">
            <text:p>0.120457214285714</text:p>
          </table:table-cell>
          <table:table-cell office:value-type="float" office:value="0.0651125" calcext:value-type="float">
            <text:p>0.0651125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office:value-type="float" office:value="1.00649909836066" calcext:value-type="float">
            <text:p>1.00649909836066</text:p>
          </table:table-cell>
          <table:table-cell office:value-type="float" office:value="0.54671587863248" calcext:value-type="float">
            <text:p>0.54671587863248</text:p>
          </table:table-cell>
          <table:table-cell office:value-type="float" office:value="0.11991769057377" calcext:value-type="float">
            <text:p>0.11991769057377</text:p>
          </table:table-cell>
          <table:table-cell office:value-type="float" office:value="0.0650416615661207" calcext:value-type="float">
            <text:p>0.065041661566121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office:value-type="float" office:value="0.993695399590164" calcext:value-type="float">
            <text:p>0.993695399590164</text:p>
          </table:table-cell>
          <table:table-cell office:value-type="float" office:value="0.643803458776596" calcext:value-type="float">
            <text:p>0.643803458776596</text:p>
          </table:table-cell>
          <table:table-cell office:value-type="float" office:value="0.119379055327869" calcext:value-type="float">
            <text:p>0.119379055327869</text:p>
          </table:table-cell>
          <table:table-cell office:value-type="float" office:value="0.0647948377546944" calcext:value-type="float">
            <text:p>0.064794837754694</text:p>
          </table:table-cell>
        </table:table-row>
        <table:table-row table:style-name="ro1">
          <table:table-cell office:value-type="float" office:value="155.5" calcext:value-type="float">
            <text:p>155.5</text:p>
          </table:table-cell>
          <table:table-cell office:value-type="float" office:value="0.940340893317702" calcext:value-type="float">
            <text:p>0.940340893317702</text:p>
          </table:table-cell>
          <table:table-cell office:value-type="float" office:value="0.527947740691488" calcext:value-type="float">
            <text:p>0.527947740691488</text:p>
          </table:table-cell>
          <table:table-cell office:value-type="float" office:value="0.118843655334115" calcext:value-type="float">
            <text:p>0.118843655334115</text:p>
          </table:table-cell>
          <table:table-cell office:value-type="float" office:value="0.0645480139432681" calcext:value-type="float">
            <text:p>0.064548013943268</text:p>
          </table:table-cell>
        </table:table-row>
        <table:table-row table:style-name="ro1">
          <table:table-cell office:value-type="float" office:value="156.5" calcext:value-type="float">
            <text:p>156.5</text:p>
          </table:table-cell>
          <table:table-cell office:value-type="float" office:value="0.931116602459019" calcext:value-type="float">
            <text:p>0.931116602459019</text:p>
          </table:table-cell>
          <table:table-cell office:value-type="float" office:value="0.638281590818366" calcext:value-type="float">
            <text:p>0.638281590818366</text:p>
          </table:table-cell>
          <table:table-cell office:value-type="float" office:value="0.11831537295082" calcext:value-type="float">
            <text:p>0.11831537295082</text:p>
          </table:table-cell>
          <table:table-cell office:value-type="float" office:value="0.0640707901908566" calcext:value-type="float">
            <text:p>0.064070790190857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1.07119125" calcext:value-type="float">
            <text:p>1.07119125</text:p>
          </table:table-cell>
          <table:table-cell office:value-type="float" office:value="1.13722774999999" calcext:value-type="float">
            <text:p>1.13722774999999</text:p>
          </table:table-cell>
          <table:table-cell office:value-type="float" office:value="0.11779" calcext:value-type="float">
            <text:p>0.11779</text:p>
          </table:table-cell>
          <table:table-cell office:value-type="float" office:value="0.063530088903684" calcext:value-type="float">
            <text:p>0.063530088903684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office:value-type="float" office:value="1.3683075819672" calcext:value-type="float">
            <text:p>1.3683075819672</text:p>
          </table:table-cell>
          <table:table-cell office:value-type="float" office:value="0.925938851063847" calcext:value-type="float">
            <text:p>0.925938851063847</text:p>
          </table:table-cell>
          <table:table-cell office:value-type="float" office:value="0.117267258196721" calcext:value-type="float">
            <text:p>0.117267258196721</text:p>
          </table:table-cell>
          <table:table-cell office:value-type="float" office:value="0.0631491575479233" calcext:value-type="float">
            <text:p>0.063149157547923</text:p>
          </table:table-cell>
        </table:table-row>
        <table:table-row table:style-name="ro1">
          <table:table-cell office:value-type="float" office:value="159.5" calcext:value-type="float">
            <text:p>159.5</text:p>
          </table:table-cell>
          <table:table-cell office:value-type="float" office:value="1.77477573770491" calcext:value-type="float">
            <text:p>1.77477573770491</text:p>
          </table:table-cell>
          <table:table-cell office:value-type="float" office:value="0.511119702127672" calcext:value-type="float">
            <text:p>0.511119702127672</text:p>
          </table:table-cell>
          <table:table-cell office:value-type="float" office:value="0.11674556284153" calcext:value-type="float">
            <text:p>0.11674556284153</text:p>
          </table:table-cell>
          <table:table-cell office:value-type="float" office:value="0.0629093412539936" calcext:value-type="float">
            <text:p>0.062909341253994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office:value-type="float" office:value="2.13463975409836" calcext:value-type="float">
            <text:p>2.13463975409836</text:p>
          </table:table-cell>
          <table:table-cell office:value-type="float" office:value="0.704312160904252" calcext:value-type="float">
            <text:p>0.704312160904252</text:p>
          </table:table-cell>
          <table:table-cell office:value-type="float" office:value="0.116227028688525" calcext:value-type="float">
            <text:p>0.116227028688525</text:p>
          </table:table-cell>
          <table:table-cell office:value-type="float" office:value="0.062676" calcext:value-type="float">
            <text:p>0.062676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office:value-type="float" office:value="2.32130514344262" calcext:value-type="float">
            <text:p>2.32130514344262</text:p>
          </table:table-cell>
          <table:table-cell office:value-type="float" office:value="1.13400032579787" calcext:value-type="float">
            <text:p>1.13400032579787</text:p>
          </table:table-cell>
          <table:table-cell office:value-type="float" office:value="0.115709969262295" calcext:value-type="float">
            <text:p>0.115709969262295</text:p>
          </table:table-cell>
          <table:table-cell office:value-type="float" office:value="0.062676" calcext:value-type="float">
            <text:p>0.062676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office:value-type="float" office:value="2.17346125" calcext:value-type="float">
            <text:p>2.17346125</text:p>
          </table:table-cell>
          <table:table-cell office:value-type="float" office:value="1.04977200132979" calcext:value-type="float">
            <text:p>1.04977200132979</text:p>
          </table:table-cell>
          <table:table-cell office:value-type="float" office:value="0.115290125" calcext:value-type="float">
            <text:p>0.115290125</text:p>
          </table:table-cell>
          <table:table-cell office:value-type="float" office:value="0.062676" calcext:value-type="float">
            <text:p>0.062676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office:value-type="float" office:value="1.80848219178081" calcext:value-type="float">
            <text:p>1.80848219178081</text:p>
          </table:table-cell>
          <table:table-cell office:value-type="float" office:value="0.576393191489366" calcext:value-type="float">
            <text:p>0.576393191489366</text:p>
          </table:table-cell>
          <table:table-cell office:value-type="float" office:value="0.114948890410959" calcext:value-type="float">
            <text:p>0.114948890410959</text:p>
          </table:table-cell>
          <table:table-cell office:value-type="float" office:value="0.062676" calcext:value-type="float">
            <text:p>0.062676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1.29616770491803" calcext:value-type="float">
            <text:p>1.29616770491803</text:p>
          </table:table-cell>
          <table:table-cell office:value-type="float" office:value="0.955784156914888" calcext:value-type="float">
            <text:p>0.955784156914888</text:p>
          </table:table-cell>
          <table:table-cell office:value-type="float" office:value="0.114607581967213" calcext:value-type="float">
            <text:p>0.114607581967213</text:p>
          </table:table-cell>
          <table:table-cell office:value-type="float" office:value="0.062676" calcext:value-type="float">
            <text:p>0.062676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office:value-type="float" office:value="0.906727234972678" calcext:value-type="float">
            <text:p>0.906727234972678</text:p>
          </table:table-cell>
          <table:table-cell office:value-type="float" office:value="1.53541417553191" calcext:value-type="float">
            <text:p>1.53541417553191</text:p>
          </table:table-cell>
          <table:table-cell office:value-type="float" office:value="0.114267601092896" calcext:value-type="float">
            <text:p>0.114267601092896</text:p>
          </table:table-cell>
          <table:table-cell office:value-type="float" office:value="0.0626654913448735" calcext:value-type="float">
            <text:p>0.062665491344874</text:p>
          </table:table-cell>
        </table:table-row>
        <table:table-row table:style-name="ro1">
          <table:table-cell office:value-type="float" office:value="166.5" calcext:value-type="float">
            <text:p>166.5</text:p>
          </table:table-cell>
          <table:table-cell office:value-type="float" office:value="0.798673134426227" calcext:value-type="float">
            <text:p>0.798673134426227</text:p>
          </table:table-cell>
          <table:table-cell office:value-type="float" office:value="1.03987285075817" calcext:value-type="float">
            <text:p>1.03987285075817</text:p>
          </table:table-cell>
          <table:table-cell office:value-type="float" office:value="0.113929504918033" calcext:value-type="float">
            <text:p>0.113929504918033</text:p>
          </table:table-cell>
          <table:table-cell office:value-type="float" office:value="0.0621400585885486" calcext:value-type="float">
            <text:p>0.062140058588549</text:p>
          </table:table-cell>
        </table:table-row>
        <table:table-row table:style-name="ro1">
          <table:table-cell office:value-type="float" office:value="167.5" calcext:value-type="float">
            <text:p>167.5</text:p>
          </table:table-cell>
          <table:table-cell office:value-type="float" office:value="0.991590500000001" calcext:value-type="float">
            <text:p>0.991590500000001</text:p>
          </table:table-cell>
          <table:table-cell office:value-type="float" office:value="0.368528501594909" calcext:value-type="float">
            <text:p>0.368528501594909</text:p>
          </table:table-cell>
          <table:table-cell office:value-type="float" office:value="0.1135915" calcext:value-type="float">
            <text:p>0.1135915</text:p>
          </table:table-cell>
          <table:table-cell office:value-type="float" office:value="0.0616146258322237" calcext:value-type="float">
            <text:p>0.061614625832224</text:p>
          </table:table-cell>
        </table:table-row>
        <table:table-row table:style-name="ro1">
          <table:table-cell office:value-type="float" office:value="168.5" calcext:value-type="float">
            <text:p>168.5</text:p>
          </table:table-cell>
          <table:table-cell office:value-type="float" office:value="1.35296524590164" calcext:value-type="float">
            <text:p>1.35296524590164</text:p>
          </table:table-cell>
          <table:table-cell office:value-type="float" office:value="1.64537140430625" calcext:value-type="float">
            <text:p>1.64537140430625</text:p>
          </table:table-cell>
          <table:table-cell office:value-type="float" office:value="0.113269368852459" calcext:value-type="float">
            <text:p>0.113269368852459</text:p>
          </table:table-cell>
          <table:table-cell office:value-type="float" office:value="0.0616727192568917" calcext:value-type="float">
            <text:p>0.061672719256892</text:p>
          </table:table-cell>
        </table:table-row>
        <table:table-row table:style-name="ro1">
          <table:table-cell office:value-type="float" office:value="169.5" calcext:value-type="float">
            <text:p>169.5</text:p>
          </table:table-cell>
          <table:table-cell office:value-type="float" office:value="1.64354983606557" calcext:value-type="float">
            <text:p>1.64354983606557</text:p>
          </table:table-cell>
          <table:table-cell office:value-type="float" office:value="2.07067489361701" calcext:value-type="float">
            <text:p>2.07067489361701</text:p>
          </table:table-cell>
          <table:table-cell office:value-type="float" office:value="0.113104967213115" calcext:value-type="float">
            <text:p>0.113104967213115</text:p>
          </table:table-cell>
          <table:table-cell office:value-type="float" office:value="0.0619080768278066" calcext:value-type="float">
            <text:p>0.061908076827807</text:p>
          </table:table-cell>
        </table:table-row>
        <table:table-row table:style-name="ro1">
          <table:table-cell office:value-type="float" office:value="170.5" calcext:value-type="float">
            <text:p>170.5</text:p>
          </table:table-cell>
          <table:table-cell office:value-type="float" office:value="1.68931885245902" calcext:value-type="float">
            <text:p>1.68931885245902</text:p>
          </table:table-cell>
          <table:table-cell office:value-type="float" office:value="1.16277029112663" calcext:value-type="float">
            <text:p>1.16277029112663</text:p>
          </table:table-cell>
          <table:table-cell office:value-type="float" office:value="0.112940032786885" calcext:value-type="float">
            <text:p>0.112940032786885</text:p>
          </table:table-cell>
          <table:table-cell office:value-type="float" office:value="0.0620191904153355" calcext:value-type="float">
            <text:p>0.062019190415336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office:value-type="float" office:value="1.43677573770493" calcext:value-type="float">
            <text:p>1.43677573770493</text:p>
          </table:table-cell>
          <table:table-cell office:value-type="float" office:value="1.28150830167598" calcext:value-type="float">
            <text:p>1.28150830167598</text:p>
          </table:table-cell>
          <table:table-cell office:value-type="float" office:value="0.11277493442623" calcext:value-type="float">
            <text:p>0.11277493442623</text:p>
          </table:table-cell>
          <table:table-cell office:value-type="float" office:value="0.0617839268370607" calcext:value-type="float">
            <text:p>0.061783926837061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office:value-type="float" office:value="1.08102" calcext:value-type="float">
            <text:p>1.08102</text:p>
          </table:table-cell>
          <table:table-cell office:value-type="float" office:value="2.51147536520584" calcext:value-type="float">
            <text:p>2.51147536520584</text:p>
          </table:table-cell>
          <table:table-cell office:value-type="float" office:value="0.112611" calcext:value-type="float">
            <text:p>0.112611</text:p>
          </table:table-cell>
          <table:table-cell office:value-type="float" office:value="0.0615486632587859" calcext:value-type="float">
            <text:p>0.061548663258786</text:p>
          </table:table-cell>
        </table:table-row>
        <table:table-row table:style-name="ro1">
          <table:table-cell office:value-type="float" office:value="173.5" calcext:value-type="float">
            <text:p>173.5</text:p>
          </table:table-cell>
          <table:table-cell office:value-type="float" office:value="0.932114671232878" calcext:value-type="float">
            <text:p>0.932114671232878</text:p>
          </table:table-cell>
          <table:table-cell office:value-type="float" office:value="2.64166457446808" calcext:value-type="float">
            <text:p>2.64166457446808</text:p>
          </table:table-cell>
          <table:table-cell office:value-type="float" office:value="0.11244702739726" calcext:value-type="float">
            <text:p>0.11244702739726</text:p>
          </table:table-cell>
          <table:table-cell office:value-type="float" office:value="0.0613150286056732" calcext:value-type="float">
            <text:p>0.061315028605673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office:value-type="float" office:value="1.37566016393441" calcext:value-type="float">
            <text:p>1.37566016393441</text:p>
          </table:table-cell>
          <table:table-cell office:value-type="float" office:value="0.840760318363323" calcext:value-type="float">
            <text:p>0.840760318363323</text:p>
          </table:table-cell>
          <table:table-cell office:value-type="float" office:value="0.11228393442623" calcext:value-type="float">
            <text:p>0.11228393442623</text:p>
          </table:table-cell>
          <table:table-cell office:value-type="float" office:value="0.06108190834998" calcext:value-type="float">
            <text:p>0.06108190834998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office:value-type="float" office:value="2.58619434426231" calcext:value-type="float">
            <text:p>2.58619434426231</text:p>
          </table:table-cell>
          <table:table-cell office:value-type="float" office:value="2.7155665574162" calcext:value-type="float">
            <text:p>2.7155665574162</text:p>
          </table:table-cell>
          <table:table-cell office:value-type="float" office:value="0.112202" calcext:value-type="float">
            <text:p>0.112202</text:p>
          </table:table-cell>
          <table:table-cell office:value-type="float" office:value="0.0609087" calcext:value-type="float">
            <text:p>0.0609087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office:value-type="float" office:value="4.7578955737705" calcext:value-type="float">
            <text:p>4.7578955737705</text:p>
          </table:table-cell>
          <table:table-cell office:value-type="float" office:value="5.20154267287228" calcext:value-type="float">
            <text:p>5.20154267287228</text:p>
          </table:table-cell>
          <table:table-cell office:value-type="float" office:value="0.112202" calcext:value-type="float">
            <text:p>0.112202</text:p>
          </table:table-cell>
          <table:table-cell office:value-type="float" office:value="0.0609087" calcext:value-type="float">
            <text:p>0.0609087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office:value-type="float" office:value="6.9844250000001" calcext:value-type="float">
            <text:p>6.9844250000001</text:p>
          </table:table-cell>
          <table:table-cell office:value-type="float" office:value="3.30699275598084" calcext:value-type="float">
            <text:p>3.30699275598084</text:p>
          </table:table-cell>
          <table:table-cell office:value-type="float" office:value="0.112202" calcext:value-type="float">
            <text:p>0.112202</text:p>
          </table:table-cell>
          <table:table-cell office:value-type="float" office:value="0.060909" calcext:value-type="float">
            <text:p>0.060909</text:p>
          </table:table-cell>
        </table:table-row>
        <table:table-row table:style-name="ro1">
          <table:table-cell office:value-type="float" office:value="178.5" calcext:value-type="float">
            <text:p>178.5</text:p>
          </table:table-cell>
          <table:table-cell office:value-type="float" office:value="9.48379556468177" calcext:value-type="float">
            <text:p>9.48379556468177</text:p>
          </table:table-cell>
          <table:table-cell office:value-type="float" office:value="0.465792946808278" calcext:value-type="float">
            <text:p>0.465792946808278</text:p>
          </table:table-cell>
          <table:table-cell office:value-type="float" office:value="0.112202" calcext:value-type="float">
            <text:p>0.112202</text:p>
          </table:table-cell>
          <table:table-cell office:value-type="float" office:value="0.060909" calcext:value-type="float">
            <text:p>0.060909</text:p>
          </table:table-cell>
        </table:table-row>
        <table:table-row table:style-name="ro1">
          <table:table-cell office:value-type="float" office:value="179.5" calcext:value-type="float">
            <text:p>179.5</text:p>
          </table:table-cell>
          <table:table-cell office:value-type="float" office:value="10.8688717213115" calcext:value-type="float">
            <text:p>10.8688717213115</text:p>
          </table:table-cell>
          <table:table-cell office:value-type="float" office:value="10.3344344910183" calcext:value-type="float">
            <text:p>10.3344344910183</text:p>
          </table:table-cell>
          <table:table-cell office:value-type="float" office:value="0.112202" calcext:value-type="float">
            <text:p>0.112202</text:p>
          </table:table-cell>
          <table:table-cell office:value-type="float" office:value="0.060909" calcext:value-type="float">
            <text:p>0.060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43:40.212344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4:36:29.933903399</meta:creation-date>
    <dc:date>2020-09-25T14:54:03.625381519</dc:date>
    <meta:editing-duration>PT17M18S</meta:editing-duration>
    <meta:editing-cycles>2</meta:editing-cycles>
    <meta:generator>LibreOffice/6.4.6.2$Linux_X86_64 LibreOffice_project/40$Build-2</meta:generator>
    <meta:document-statistic meta:table-count="1" meta:cell-count="950" meta:object-count="0"/>
  </office:meta>
</office:document-meta>
</file>